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margin-bottom="0in" fo:line-height="137%"/>
      <style:text-properties fo:font-weight="bold" style:font-weight-asian="bold" style:font-weight-complex="bold" fo:font-size="18pt" style:font-size-asian="18pt" style:font-size-complex="18pt"/>
    </style:style>
    <style:style style:name="P2" style:parent-style-name="Textbody" style:family="paragraph">
      <style:paragraph-properties fo:text-align="center" fo:margin-bottom="0in" fo:line-height="137%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P6" style:parent-style-name="Textbody" style:family="paragraph">
      <style:paragraph-properties fo:margin-bottom="0in" fo:line-height="137%"/>
    </style:style>
    <style:style style:name="P7" style:parent-style-name="Textbody" style:family="paragraph">
      <style:paragraph-properties fo:margin-bottom="0in" fo:line-height="137%"/>
    </style:style>
    <style:style style:name="P8" style:parent-style-name="Textbody" style:family="paragraph">
      <style:paragraph-properties fo:margin-bottom="0in" fo:line-height="137%"/>
    </style:style>
    <style:style style:name="T9" style:parent-style-name="DefaultParagraphFont" style:family="text">
      <style:text-properties fo:font-weight="bold" style:font-weight-asian="bold" style:font-weight-complex="bold" fo:color="#3465A4" fo:font-size="18pt" style:font-size-asian="18pt" style:font-size-complex="18pt"/>
    </style:style>
    <style:style style:name="T10" style:parent-style-name="DefaultParagraphFont" style:family="text">
      <style:text-properties fo:font-size="18pt" style:font-size-asian="18pt" style:font-size-complex="18pt"/>
    </style:style>
    <style:style style:name="T11" style:parent-style-name="Hyperlink" style:family="text">
      <style:text-properties fo:font-weight="bold" style:font-weight-asian="bold" style:font-weight-complex="bold" fo:font-size="18pt" style:font-size-asian="18pt" style:font-size-complex="18pt"/>
    </style:style>
    <style:style style:name="P12" style:parent-style-name="Textbody" style:family="paragraph">
      <style:paragraph-properties fo:margin-bottom="0in" fo:line-height="137%"/>
      <style:text-properties fo:font-weight="bold" style:font-weight-asian="bold" style:font-weight-complex="bold" fo:color="#3465A4" fo:font-size="20pt" style:font-size-asian="20pt" style:font-size-complex="20pt"/>
    </style:style>
    <style:style style:name="P13" style:parent-style-name="Textbody" style:family="paragraph">
      <style:paragraph-properties fo:margin-bottom="0in" fo:line-height="137%"/>
      <style:text-properties fo:font-weight="bold" style:font-weight-asian="bold" style:font-weight-complex="bold" fo:color="#3465A4" fo:font-size="20pt" style:font-size-asian="20pt" style:font-size-complex="20pt"/>
    </style:style>
    <style:style style:name="P14" style:parent-style-name="Textbody" style:family="paragraph">
      <style:paragraph-properties fo:margin-bottom="0in" fo:line-height="137%"/>
    </style:style>
    <style:style style:name="T15" style:parent-style-name="DefaultParagraphFont" style:family="text">
      <style:text-properties fo:font-weight="bold" style:font-weight-asian="bold" style:font-weight-complex="bold" fo:color="#3465A4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Textbody" style:family="paragraph">
      <style:paragraph-properties fo:margin-bottom="0in" fo:line-height="137%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P19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20" style:parent-style-name="Textbody" style:family="paragraph">
      <style:paragraph-properties fo:margin-bottom="0in" fo:line-height="137%"/>
    </style:style>
    <style:style style:name="T21" style:parent-style-name="DefaultParagraphFont" style:family="text">
      <style:text-properties fo:font-weight="bold" style:font-weight-asian="bold" style:font-weight-complex="bold" fo:color="#BE480A"/>
    </style:style>
    <style:style style:name="P22" style:parent-style-name="Textbody" style:family="paragraph">
      <style:paragraph-properties fo:margin-bottom="0in" fo:line-height="137%"/>
    </style:style>
    <style:style style:name="T23" style:parent-style-name="DefaultParagraphFont" style:family="text">
      <style:text-properties fo:font-weight="bold" style:font-weight-asian="bold" style:font-weight-complex="bold" fo:color="#BE480A"/>
    </style:style>
    <style:style style:name="P24" style:parent-style-name="Textbody" style:family="paragraph">
      <style:paragraph-properties fo:margin-bottom="0in" fo:line-height="137%"/>
    </style:style>
    <style:style style:name="T25" style:parent-style-name="DefaultParagraphFont" style:family="text">
      <style:text-properties fo:font-weight="bold" style:font-weight-asian="bold" style:font-weight-complex="bold" fo:color="#BE480A"/>
    </style:style>
    <style:style style:name="P26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27" style:parent-style-name="Textbody" style:family="paragraph">
      <style:paragraph-properties fo:margin-bottom="0in" fo:line-height="137%"/>
    </style:style>
    <style:style style:name="P28" style:parent-style-name="Textbody" style:family="paragraph">
      <style:paragraph-properties fo:margin-bottom="0in" fo:line-height="137%"/>
      <style:text-properties fo:font-weight="bold" style:font-weight-asian="bold" style:font-weight-complex="bold" fo:font-style="italic" style:font-style-asian="italic" style:font-style-complex="italic" fo:color="#168253"/>
    </style:style>
    <style:style style:name="P29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30" style:parent-style-name="Textbody" style:family="paragraph">
      <style:paragraph-properties fo:margin-bottom="0in" fo:line-height="137%"/>
    </style:style>
    <style:style style:name="T31" style:parent-style-name="DefaultParagraphFont" style:family="text">
      <style:text-properties fo:font-weight="bold" style:font-weight-asian="bold" style:font-weight-complex="bold" fo:color="#BE480A"/>
    </style:style>
    <style:style style:name="P32" style:parent-style-name="Textbody" style:family="paragraph">
      <style:paragraph-properties fo:margin-bottom="0in" fo:line-height="137%"/>
    </style:style>
    <style:style style:name="T33" style:parent-style-name="DefaultParagraphFont" style:family="text">
      <style:text-properties fo:font-weight="bold" style:font-weight-asian="bold" style:font-weight-complex="bold" fo:color="#BE480A"/>
    </style:style>
    <style:style style:name="P34" style:parent-style-name="Textbody" style:family="paragraph">
      <style:paragraph-properties fo:margin-bottom="0in" fo:line-height="137%"/>
    </style:style>
    <style:style style:name="T35" style:parent-style-name="DefaultParagraphFont" style:family="text">
      <style:text-properties fo:font-weight="bold" style:font-weight-asian="bold" style:font-weight-complex="bold" fo:color="#BE480A"/>
    </style:style>
    <style:style style:name="P36" style:parent-style-name="Textbody" style:family="paragraph">
      <style:paragraph-properties fo:margin-bottom="0in" fo:line-height="137%"/>
    </style:style>
    <style:style style:name="T37" style:parent-style-name="DefaultParagraphFont" style:family="text">
      <style:text-properties fo:font-weight="bold" style:font-weight-asian="bold" style:font-weight-complex="bold" fo:color="#BE480A"/>
    </style:style>
    <style:style style:name="P38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39" style:parent-style-name="Textbody" style:family="paragraph">
      <style:paragraph-properties fo:margin-bottom="0in" fo:line-height="137%"/>
    </style:style>
    <style:style style:name="P40" style:parent-style-name="Textbody" style:family="paragraph">
      <style:paragraph-properties fo:margin-bottom="0in" fo:line-height="137%"/>
      <style:text-properties fo:font-weight="bold" style:font-weight-asian="bold" style:font-weight-complex="bold" fo:font-style="italic" style:font-style-asian="italic" style:font-style-complex="italic" fo:color="#F10D0C"/>
    </style:style>
    <style:style style:name="P41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42" style:parent-style-name="Textbody" style:family="paragraph">
      <style:paragraph-properties fo:margin-bottom="0in" fo:line-height="137%"/>
    </style:style>
    <style:style style:name="T43" style:parent-style-name="DefaultParagraphFont" style:family="text">
      <style:text-properties fo:font-weight="bold" style:font-weight-asian="bold" style:font-weight-complex="bold" fo:color="#BE480A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Textbody" style:family="paragraph">
      <style:paragraph-properties fo:margin-bottom="0in" fo:line-height="137%"/>
    </style:style>
    <style:style style:name="T46" style:parent-style-name="DefaultParagraphFont" style:family="text">
      <style:text-properties fo:font-weight="bold" style:font-weight-asian="bold" style:font-weight-complex="bold" fo:color="#BE480A"/>
    </style:style>
    <style:style style:name="P47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48" style:parent-style-name="Textbody" style:family="paragraph">
      <style:paragraph-properties fo:margin-bottom="0in" fo:line-height="137%"/>
    </style:style>
    <style:style style:name="P49" style:parent-style-name="Textbody" style:family="paragraph">
      <style:paragraph-properties fo:margin-bottom="0in" fo:line-height="137%"/>
      <style:text-properties fo:font-weight="bold" style:font-weight-asian="bold" style:font-weight-complex="bold" fo:color="#3465A4" fo:font-size="20pt" style:font-size-asian="20pt" style:font-size-complex="20pt"/>
    </style:style>
    <style:style style:name="P50" style:parent-style-name="Textbody" style:family="paragraph">
      <style:paragraph-properties fo:margin-bottom="0in" fo:line-height="137%"/>
      <style:text-properties fo:font-weight="bold" style:font-weight-asian="bold" style:font-weight-complex="bold" fo:color="#3465A4" fo:font-size="20pt" style:font-size-asian="20pt" style:font-size-complex="20pt"/>
    </style:style>
    <style:style style:name="P51" style:parent-style-name="Textbody" style:family="paragraph">
      <style:paragraph-properties fo:margin-bottom="0in" fo:line-height="137%"/>
    </style:style>
    <style:style style:name="T52" style:parent-style-name="DefaultParagraphFont" style:family="text">
      <style:text-properties fo:font-weight="bold" style:font-weight-asian="bold" style:font-weight-complex="bold" fo:color="#3465A4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Textbody" style:family="paragraph">
      <style:paragraph-properties fo:margin-bottom="0in" fo:line-height="137%"/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P56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57" style:parent-style-name="Textbody" style:family="paragraph">
      <style:paragraph-properties fo:margin-bottom="0in" fo:line-height="137%"/>
    </style:style>
    <style:style style:name="T58" style:parent-style-name="DefaultParagraphFont" style:family="text">
      <style:text-properties fo:font-weight="bold" style:font-weight-asian="bold" style:font-weight-complex="bold" fo:color="#BE480A"/>
    </style:style>
    <style:style style:name="P59" style:parent-style-name="Textbody" style:family="paragraph">
      <style:paragraph-properties fo:margin-bottom="0in" fo:line-height="137%"/>
    </style:style>
    <style:style style:name="T60" style:parent-style-name="DefaultParagraphFont" style:family="text">
      <style:text-properties fo:font-weight="bold" style:font-weight-asian="bold" style:font-weight-complex="bold" fo:color="#BE480A"/>
    </style:style>
    <style:style style:name="P61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62" style:parent-style-name="Textbody" style:family="paragraph">
      <style:paragraph-properties fo:margin-bottom="0in" fo:line-height="137%"/>
    </style:style>
    <style:style style:name="P63" style:parent-style-name="Textbody" style:family="paragraph">
      <style:paragraph-properties fo:margin-bottom="0in" fo:line-height="137%"/>
      <style:text-properties fo:font-weight="bold" style:font-weight-asian="bold" style:font-weight-complex="bold" fo:font-style="italic" style:font-style-asian="italic" style:font-style-complex="italic" fo:color="#158466"/>
    </style:style>
    <style:style style:name="P64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65" style:parent-style-name="Textbody" style:family="paragraph">
      <style:paragraph-properties fo:margin-bottom="0in" fo:line-height="137%"/>
    </style:style>
    <style:style style:name="T66" style:parent-style-name="DefaultParagraphFont" style:family="text">
      <style:text-properties fo:font-weight="bold" style:font-weight-asian="bold" style:font-weight-complex="bold" fo:color="#BE480A"/>
    </style:style>
    <style:style style:name="P67" style:parent-style-name="Textbody" style:family="paragraph">
      <style:paragraph-properties fo:margin-bottom="0in" fo:line-height="137%"/>
    </style:style>
    <style:style style:name="T68" style:parent-style-name="DefaultParagraphFont" style:family="text">
      <style:text-properties fo:font-weight="bold" style:font-weight-asian="bold" style:font-weight-complex="bold" fo:color="#BE480A"/>
    </style:style>
    <style:style style:name="P69" style:parent-style-name="Textbody" style:family="paragraph">
      <style:paragraph-properties fo:margin-bottom="0in" fo:line-height="137%"/>
    </style:style>
    <style:style style:name="T70" style:parent-style-name="DefaultParagraphFont" style:family="text">
      <style:text-properties fo:font-weight="bold" style:font-weight-asian="bold" style:font-weight-complex="bold" fo:color="#BE480A"/>
    </style:style>
    <style:style style:name="P71" style:parent-style-name="Textbody" style:family="paragraph">
      <style:paragraph-properties fo:margin-bottom="0in" fo:line-height="137%"/>
    </style:style>
    <style:style style:name="T7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3" style:parent-style-name="Textbody" style:family="paragraph">
      <style:paragraph-properties fo:margin-bottom="0in" fo:line-height="137%"/>
    </style:style>
    <style:style style:name="P74" style:parent-style-name="Textbody" style:family="paragraph">
      <style:paragraph-properties fo:margin-bottom="0in" fo:line-height="137%"/>
      <style:text-properties fo:font-weight="bold" style:font-weight-asian="bold" style:font-weight-complex="bold" fo:font-style="italic" style:font-style-asian="italic" style:font-style-complex="italic" fo:color="#F10D0C"/>
    </style:style>
    <style:style style:name="P75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76" style:parent-style-name="Textbody" style:family="paragraph">
      <style:paragraph-properties fo:margin-bottom="0in" fo:line-height="137%"/>
    </style:style>
    <style:style style:name="T77" style:parent-style-name="DefaultParagraphFont" style:family="text">
      <style:text-properties fo:font-weight="bold" style:font-weight-asian="bold" style:font-weight-complex="bold" fo:color="#BE480A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Textbody" style:family="paragraph">
      <style:paragraph-properties fo:margin-bottom="0in" fo:line-height="137%"/>
    </style:style>
    <style:style style:name="T80" style:parent-style-name="DefaultParagraphFont" style:family="text">
      <style:text-properties fo:font-weight="bold" style:font-weight-asian="bold" style:font-weight-complex="bold" fo:color="#BE480A"/>
    </style:style>
    <style:style style:name="P81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82" style:parent-style-name="Textbody" style:family="paragraph">
      <style:paragraph-properties fo:margin-bottom="0in" fo:line-height="137%"/>
    </style:style>
    <style:style style:name="P83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84" style:parent-style-name="Textbody" style:family="paragraph">
      <style:paragraph-properties fo:margin-bottom="0in" fo:line-height="137%"/>
    </style:style>
    <style:style style:name="P85" style:parent-style-name="Textbody" style:family="paragraph">
      <style:paragraph-properties fo:margin-bottom="0in" fo:line-height="137%"/>
      <style:text-properties fo:font-weight="bold" style:font-weight-asian="bold" style:font-weight-complex="bold" fo:color="#3465A4" fo:font-size="20pt" style:font-size-asian="20pt" style:font-size-complex="20pt"/>
    </style:style>
    <style:style style:name="P86" style:parent-style-name="Textbody" style:family="paragraph">
      <style:paragraph-properties fo:margin-bottom="0in" fo:line-height="137%"/>
    </style:style>
    <style:style style:name="T87" style:parent-style-name="DefaultParagraphFont" style:family="text">
      <style:text-properties fo:font-weight="bold" style:font-weight-asian="bold" style:font-weight-complex="bold" fo:color="#3465A4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Textbody" style:family="paragraph">
      <style:paragraph-properties fo:margin-bottom="0in" fo:line-height="137%"/>
    </style:style>
    <style:style style:name="T92" style:parent-style-name="DefaultParagraphFont" style:family="text">
      <style:text-properties fo:font-style="italic" style:font-style-asian="italic" style:font-style-complex="italic"/>
    </style:style>
    <style:style style:name="P93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94" style:parent-style-name="Textbody" style:family="paragraph">
      <style:paragraph-properties fo:margin-bottom="0in" fo:line-height="137%"/>
    </style:style>
    <style:style style:name="T95" style:parent-style-name="DefaultParagraphFont" style:family="text">
      <style:text-properties fo:font-weight="bold" style:font-weight-asian="bold" style:font-weight-complex="bold" fo:color="#BE480A"/>
    </style:style>
    <style:style style:name="P96" style:parent-style-name="Textbody" style:family="paragraph">
      <style:paragraph-properties fo:margin-bottom="0in" fo:line-height="137%"/>
    </style:style>
    <style:style style:name="T97" style:parent-style-name="DefaultParagraphFont" style:family="text">
      <style:text-properties fo:font-weight="bold" style:font-weight-asian="bold" style:font-weight-complex="bold" fo:color="#BE480A"/>
    </style:style>
    <style:style style:name="P98" style:parent-style-name="Textbody" style:family="paragraph">
      <style:paragraph-properties fo:margin-bottom="0in" fo:line-height="137%"/>
    </style:style>
    <style:style style:name="T99" style:parent-style-name="DefaultParagraphFont" style:family="text">
      <style:text-properties fo:font-weight="bold" style:font-weight-asian="bold" style:font-weight-complex="bold" fo:color="#BE480A"/>
    </style:style>
    <style:style style:name="P100" style:parent-style-name="Textbody" style:family="paragraph">
      <style:paragraph-properties fo:margin-bottom="0in" fo:line-height="137%"/>
    </style:style>
    <style:style style:name="T101" style:parent-style-name="DefaultParagraphFont" style:family="text">
      <style:text-properties fo:font-weight="bold" style:font-weight-asian="bold" style:font-weight-complex="bold" fo:color="#BE480A"/>
    </style:style>
    <style:style style:name="T10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03" style:parent-style-name="Textbody" style:family="paragraph">
      <style:paragraph-properties fo:margin-bottom="0in" fo:line-height="137%"/>
    </style:style>
    <style:style style:name="T10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05" style:parent-style-name="Textbody" style:family="paragraph">
      <style:paragraph-properties fo:margin-bottom="0in" fo:line-height="137%"/>
    </style:style>
    <style:style style:name="T106" style:parent-style-name="DefaultParagraphFont" style:family="text">
      <style:text-properties fo:font-weight="bold" style:font-weight-asian="bold" style:font-weight-complex="bold" fo:color="#BE480A"/>
    </style:style>
    <style:style style:name="P107" style:parent-style-name="Textbody" style:family="paragraph">
      <style:paragraph-properties fo:margin-bottom="0in" fo:line-height="137%"/>
    </style:style>
    <style:style style:name="T108" style:parent-style-name="DefaultParagraphFont" style:family="text">
      <style:text-properties fo:font-weight="bold" style:font-weight-asian="bold" style:font-weight-complex="bold" fo:color="#BE480A"/>
    </style:style>
    <style:style style:name="P109" style:parent-style-name="Textbody" style:family="paragraph">
      <style:paragraph-properties fo:margin-bottom="0in" fo:line-height="137%"/>
    </style:style>
    <style:style style:name="T11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1" style:parent-style-name="Textbody" style:family="paragraph">
      <style:paragraph-properties fo:margin-bottom="0in" fo:line-height="137%"/>
    </style:style>
    <style:style style:name="T11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3" style:parent-style-name="Textbody" style:family="paragraph">
      <style:paragraph-properties fo:margin-bottom="0in" fo:line-height="137%"/>
    </style:style>
    <style:style style:name="T114" style:parent-style-name="DefaultParagraphFont" style:family="text">
      <style:text-properties fo:font-weight="bold" style:font-weight-asian="bold" style:font-weight-complex="bold" fo:color="#BE480A"/>
    </style:style>
    <style:style style:name="P115" style:parent-style-name="Textbody" style:family="paragraph">
      <style:paragraph-properties fo:margin-bottom="0in" fo:line-height="137%"/>
    </style:style>
    <style:style style:name="T116" style:parent-style-name="DefaultParagraphFont" style:family="text">
      <style:text-properties fo:font-weight="bold" style:font-weight-asian="bold" style:font-weight-complex="bold" fo:color="#BE480A"/>
    </style:style>
    <style:style style:name="P117" style:parent-style-name="Textbody" style:family="paragraph">
      <style:paragraph-properties fo:margin-bottom="0in" fo:line-height="137%"/>
    </style:style>
    <style:style style:name="T11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9" style:parent-style-name="Textbody" style:family="paragraph">
      <style:paragraph-properties fo:margin-bottom="0in" fo:line-height="137%"/>
    </style:style>
    <style:style style:name="T12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21" style:parent-style-name="Textbody" style:family="paragraph">
      <style:paragraph-properties fo:margin-bottom="0in" fo:line-height="137%"/>
    </style:style>
    <style:style style:name="T122" style:parent-style-name="DefaultParagraphFont" style:family="text">
      <style:text-properties fo:font-weight="bold" style:font-weight-asian="bold" style:font-weight-complex="bold" fo:color="#BE480A"/>
    </style:style>
    <style:style style:name="P123" style:parent-style-name="Textbody" style:family="paragraph">
      <style:paragraph-properties fo:margin-bottom="0in" fo:line-height="137%"/>
    </style:style>
    <style:style style:name="T124" style:parent-style-name="DefaultParagraphFont" style:family="text">
      <style:text-properties fo:font-weight="bold" style:font-weight-asian="bold" style:font-weight-complex="bold" fo:color="#BE480A"/>
    </style:style>
    <style:style style:name="P125" style:parent-style-name="Textbody" style:family="paragraph">
      <style:paragraph-properties fo:margin-bottom="0in" fo:line-height="137%"/>
    </style:style>
    <style:style style:name="T12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27" style:parent-style-name="Textbody" style:family="paragraph">
      <style:paragraph-properties fo:margin-bottom="0in" fo:line-height="137%"/>
    </style:style>
    <style:style style:name="T12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29" style:parent-style-name="Textbody" style:family="paragraph">
      <style:paragraph-properties fo:margin-bottom="0in" fo:line-height="137%"/>
    </style:style>
    <style:style style:name="T130" style:parent-style-name="DefaultParagraphFont" style:family="text">
      <style:text-properties fo:font-weight="bold" style:font-weight-asian="bold" style:font-weight-complex="bold" fo:color="#BE480A"/>
    </style:style>
    <style:style style:name="T13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32" style:parent-style-name="Textbody" style:family="paragraph">
      <style:paragraph-properties fo:margin-bottom="0in" fo:line-height="137%"/>
    </style:style>
    <style:style style:name="T13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34" style:parent-style-name="Textbody" style:family="paragraph">
      <style:paragraph-properties fo:margin-bottom="0in" fo:line-height="137%"/>
    </style:style>
    <style:style style:name="T135" style:parent-style-name="DefaultParagraphFont" style:family="text">
      <style:text-properties fo:font-weight="bold" style:font-weight-asian="bold" style:font-weight-complex="bold" fo:color="#BE480A"/>
    </style:style>
    <style:style style:name="P136" style:parent-style-name="Textbody" style:family="paragraph">
      <style:paragraph-properties fo:margin-bottom="0in" fo:line-height="137%"/>
    </style:style>
    <style:style style:name="T137" style:parent-style-name="DefaultParagraphFont" style:family="text">
      <style:text-properties fo:font-weight="bold" style:font-weight-asian="bold" style:font-weight-complex="bold" fo:color="#BE480A"/>
    </style:style>
    <style:style style:name="P138" style:parent-style-name="Textbody" style:family="paragraph">
      <style:paragraph-properties fo:margin-bottom="0in" fo:line-height="137%"/>
    </style:style>
    <style:style style:name="T13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40" style:parent-style-name="Textbody" style:family="paragraph">
      <style:paragraph-properties fo:margin-bottom="0in" fo:line-height="137%"/>
    </style:style>
    <style:style style:name="T1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42" style:parent-style-name="Textbody" style:family="paragraph">
      <style:paragraph-properties fo:margin-bottom="0in" fo:line-height="137%"/>
    </style:style>
    <style:style style:name="T143" style:parent-style-name="DefaultParagraphFont" style:family="text">
      <style:text-properties fo:font-weight="bold" style:font-weight-asian="bold" style:font-weight-complex="bold" fo:color="#BE480A"/>
    </style:style>
    <style:style style:name="P144" style:parent-style-name="Textbody" style:family="paragraph">
      <style:paragraph-properties fo:margin-bottom="0in" fo:line-height="137%"/>
    </style:style>
    <style:style style:name="T145" style:parent-style-name="DefaultParagraphFont" style:family="text">
      <style:text-properties fo:font-weight="bold" style:font-weight-asian="bold" style:font-weight-complex="bold" fo:color="#BE480A"/>
    </style:style>
    <style:style style:name="P146" style:parent-style-name="Textbody" style:family="paragraph">
      <style:paragraph-properties fo:margin-bottom="0in" fo:line-height="137%"/>
    </style:style>
    <style:style style:name="T14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48" style:parent-style-name="Textbody" style:family="paragraph">
      <style:paragraph-properties fo:margin-bottom="0in" fo:line-height="137%"/>
    </style:style>
    <style:style style:name="T14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50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151" style:parent-style-name="Textbody" style:family="paragraph">
      <style:paragraph-properties fo:margin-bottom="0in" fo:line-height="137%"/>
    </style:style>
    <style:style style:name="P152" style:parent-style-name="Textbody" style:family="paragraph">
      <style:paragraph-properties fo:margin-bottom="0in" fo:line-height="137%"/>
      <style:text-properties fo:font-weight="bold" style:font-weight-asian="bold" style:font-weight-complex="bold" fo:font-style="italic" style:font-style-asian="italic" style:font-style-complex="italic" fo:color="#168253"/>
    </style:style>
    <style:style style:name="P153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154" style:parent-style-name="Textbody" style:family="paragraph">
      <style:paragraph-properties fo:margin-bottom="0in" fo:line-height="137%"/>
    </style:style>
    <style:style style:name="T155" style:parent-style-name="DefaultParagraphFont" style:family="text">
      <style:text-properties fo:font-weight="bold" style:font-weight-asian="bold" style:font-weight-complex="bold" fo:color="#BE480A"/>
    </style:style>
    <style:style style:name="P156" style:parent-style-name="Textbody" style:family="paragraph">
      <style:paragraph-properties fo:margin-bottom="0in" fo:line-height="137%"/>
    </style:style>
    <style:style style:name="T157" style:parent-style-name="DefaultParagraphFont" style:family="text">
      <style:text-properties fo:font-weight="bold" style:font-weight-asian="bold" style:font-weight-complex="bold" fo:color="#BE480A"/>
    </style:style>
    <style:style style:name="P158" style:parent-style-name="Textbody" style:family="paragraph">
      <style:paragraph-properties fo:margin-bottom="0in" fo:line-height="137%"/>
    </style:style>
    <style:style style:name="T159" style:parent-style-name="DefaultParagraphFont" style:family="text">
      <style:text-properties fo:font-weight="bold" style:font-weight-asian="bold" style:font-weight-complex="bold" fo:color="#BE480A"/>
    </style:style>
    <style:style style:name="P160" style:parent-style-name="Textbody" style:family="paragraph">
      <style:paragraph-properties fo:margin-bottom="0in" fo:line-height="137%"/>
    </style:style>
    <style:style style:name="T161" style:parent-style-name="DefaultParagraphFont" style:family="text">
      <style:text-properties fo:font-weight="bold" style:font-weight-asian="bold" style:font-weight-complex="bold" fo:color="#BE480A"/>
    </style:style>
    <style:style style:name="P162" style:parent-style-name="Textbody" style:family="paragraph">
      <style:paragraph-properties fo:margin-bottom="0in" fo:line-height="137%"/>
    </style:style>
    <style:style style:name="T163" style:parent-style-name="DefaultParagraphFont" style:family="text">
      <style:text-properties fo:font-weight="bold" style:font-weight-asian="bold" style:font-weight-complex="bold" fo:color="#BE480A"/>
    </style:style>
    <style:style style:name="T16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65" style:parent-style-name="Textbody" style:family="paragraph">
      <style:paragraph-properties fo:margin-bottom="0in" fo:line-height="137%"/>
    </style:style>
    <style:style style:name="T16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67" style:parent-style-name="Textbody" style:family="paragraph">
      <style:paragraph-properties fo:margin-bottom="0in" fo:line-height="137%"/>
    </style:style>
    <style:style style:name="T168" style:parent-style-name="DefaultParagraphFont" style:family="text">
      <style:text-properties fo:font-weight="bold" style:font-weight-asian="bold" style:font-weight-complex="bold" fo:color="#BE480A"/>
    </style:style>
    <style:style style:name="P169" style:parent-style-name="Textbody" style:family="paragraph">
      <style:paragraph-properties fo:margin-bottom="0in" fo:line-height="137%"/>
    </style:style>
    <style:style style:name="T170" style:parent-style-name="DefaultParagraphFont" style:family="text">
      <style:text-properties fo:font-weight="bold" style:font-weight-asian="bold" style:font-weight-complex="bold" fo:color="#BE480A"/>
    </style:style>
    <style:style style:name="P171" style:parent-style-name="Textbody" style:family="paragraph">
      <style:paragraph-properties fo:margin-bottom="0in" fo:line-height="137%"/>
    </style:style>
    <style:style style:name="T17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73" style:parent-style-name="Textbody" style:family="paragraph">
      <style:paragraph-properties fo:margin-bottom="0in" fo:line-height="137%"/>
    </style:style>
    <style:style style:name="T17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75" style:parent-style-name="Textbody" style:family="paragraph">
      <style:paragraph-properties fo:margin-bottom="0in" fo:line-height="137%"/>
    </style:style>
    <style:style style:name="T176" style:parent-style-name="DefaultParagraphFont" style:family="text">
      <style:text-properties fo:font-weight="bold" style:font-weight-asian="bold" style:font-weight-complex="bold" fo:color="#BE480A"/>
    </style:style>
    <style:style style:name="P177" style:parent-style-name="Textbody" style:family="paragraph">
      <style:paragraph-properties fo:margin-bottom="0in" fo:line-height="137%"/>
    </style:style>
    <style:style style:name="T178" style:parent-style-name="DefaultParagraphFont" style:family="text">
      <style:text-properties fo:font-weight="bold" style:font-weight-asian="bold" style:font-weight-complex="bold" fo:color="#BE480A"/>
    </style:style>
    <style:style style:name="P179" style:parent-style-name="Textbody" style:family="paragraph">
      <style:paragraph-properties fo:margin-bottom="0in" fo:line-height="137%"/>
    </style:style>
    <style:style style:name="T18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81" style:parent-style-name="Textbody" style:family="paragraph">
      <style:paragraph-properties fo:margin-bottom="0in" fo:line-height="137%"/>
    </style:style>
    <style:style style:name="T18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83" style:parent-style-name="Textbody" style:family="paragraph">
      <style:paragraph-properties fo:margin-bottom="0in" fo:line-height="137%"/>
    </style:style>
    <style:style style:name="T184" style:parent-style-name="DefaultParagraphFont" style:family="text">
      <style:text-properties fo:font-weight="bold" style:font-weight-asian="bold" style:font-weight-complex="bold" fo:color="#BE480A"/>
    </style:style>
    <style:style style:name="P185" style:parent-style-name="Textbody" style:family="paragraph">
      <style:paragraph-properties fo:margin-bottom="0in" fo:line-height="137%"/>
    </style:style>
    <style:style style:name="T186" style:parent-style-name="DefaultParagraphFont" style:family="text">
      <style:text-properties fo:font-weight="bold" style:font-weight-asian="bold" style:font-weight-complex="bold" fo:color="#BE480A"/>
    </style:style>
    <style:style style:name="P187" style:parent-style-name="Textbody" style:family="paragraph">
      <style:paragraph-properties fo:margin-bottom="0in" fo:line-height="137%"/>
    </style:style>
    <style:style style:name="T18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89" style:parent-style-name="Textbody" style:family="paragraph">
      <style:paragraph-properties fo:margin-bottom="0in" fo:line-height="137%"/>
    </style:style>
    <style:style style:name="T19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91" style:parent-style-name="Textbody" style:family="paragraph">
      <style:paragraph-properties fo:margin-bottom="0in" fo:line-height="137%"/>
    </style:style>
    <style:style style:name="T192" style:parent-style-name="DefaultParagraphFont" style:family="text">
      <style:text-properties fo:font-weight="bold" style:font-weight-asian="bold" style:font-weight-complex="bold" fo:color="#BE480A"/>
    </style:style>
    <style:style style:name="T19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94" style:parent-style-name="Textbody" style:family="paragraph">
      <style:paragraph-properties fo:margin-bottom="0in" fo:line-height="137%"/>
    </style:style>
    <style:style style:name="T19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96" style:parent-style-name="Textbody" style:family="paragraph">
      <style:paragraph-properties fo:margin-bottom="0in" fo:line-height="137%"/>
    </style:style>
    <style:style style:name="T197" style:parent-style-name="DefaultParagraphFont" style:family="text">
      <style:text-properties fo:font-weight="bold" style:font-weight-asian="bold" style:font-weight-complex="bold" fo:color="#BE480A"/>
    </style:style>
    <style:style style:name="P198" style:parent-style-name="Textbody" style:family="paragraph">
      <style:paragraph-properties fo:margin-bottom="0in" fo:line-height="137%"/>
    </style:style>
    <style:style style:name="T199" style:parent-style-name="DefaultParagraphFont" style:family="text">
      <style:text-properties fo:font-weight="bold" style:font-weight-asian="bold" style:font-weight-complex="bold" fo:color="#BE480A"/>
    </style:style>
    <style:style style:name="P200" style:parent-style-name="Textbody" style:family="paragraph">
      <style:paragraph-properties fo:margin-bottom="0in" fo:line-height="137%"/>
    </style:style>
    <style:style style:name="T20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02" style:parent-style-name="Textbody" style:family="paragraph">
      <style:paragraph-properties fo:margin-bottom="0in" fo:line-height="137%"/>
    </style:style>
    <style:style style:name="T20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04" style:parent-style-name="Textbody" style:family="paragraph">
      <style:paragraph-properties fo:margin-bottom="0in" fo:line-height="137%"/>
    </style:style>
    <style:style style:name="T205" style:parent-style-name="DefaultParagraphFont" style:family="text">
      <style:text-properties fo:font-weight="bold" style:font-weight-asian="bold" style:font-weight-complex="bold" fo:color="#BE480A"/>
    </style:style>
    <style:style style:name="T206" style:parent-style-name="DefaultParagraphFont" style:family="text">
      <style:text-properties fo:font-weight="bold" style:font-weight-asian="bold" style:font-weight-complex="bold" fo:color="#BE480A"/>
    </style:style>
    <style:style style:name="P207" style:parent-style-name="Textbody" style:family="paragraph">
      <style:paragraph-properties fo:margin-bottom="0in" fo:line-height="137%"/>
    </style:style>
    <style:style style:name="T208" style:parent-style-name="DefaultParagraphFont" style:family="text">
      <style:text-properties fo:font-weight="bold" style:font-weight-asian="bold" style:font-weight-complex="bold" fo:color="#BE480A"/>
    </style:style>
    <style:style style:name="P209" style:parent-style-name="Textbody" style:family="paragraph">
      <style:paragraph-properties fo:margin-bottom="0in" fo:line-height="137%"/>
    </style:style>
    <style:style style:name="T21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11" style:parent-style-name="Textbody" style:family="paragraph">
      <style:paragraph-properties fo:margin-bottom="0in" fo:line-height="137%"/>
    </style:style>
    <style:style style:name="T21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13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214" style:parent-style-name="Textbody" style:family="paragraph">
      <style:paragraph-properties fo:margin-bottom="0in" fo:line-height="137%"/>
    </style:style>
    <style:style style:name="P215" style:parent-style-name="Textbody" style:family="paragraph">
      <style:paragraph-properties fo:margin-bottom="0in" fo:line-height="137%"/>
    </style:style>
    <style:style style:name="P216" style:parent-style-name="Textbody" style:family="paragraph">
      <style:paragraph-properties fo:margin-bottom="0in" fo:line-height="137%"/>
    </style:style>
    <style:style style:name="P217" style:parent-style-name="Textbody" style:family="paragraph">
      <style:paragraph-properties fo:margin-bottom="0in" fo:line-height="137%"/>
      <style:text-properties fo:font-weight="bold" style:font-weight-asian="bold" style:font-weight-complex="bold" fo:color="#3465A4" fo:font-size="20pt" style:font-size-asian="20pt" style:font-size-complex="20pt"/>
    </style:style>
    <style:style style:name="P218" style:parent-style-name="Textbody" style:family="paragraph">
      <style:paragraph-properties fo:margin-bottom="0in" fo:line-height="137%"/>
    </style:style>
    <style:style style:name="T219" style:parent-style-name="DefaultParagraphFont" style:family="text">
      <style:text-properties fo:font-weight="bold" style:font-weight-asian="bold" style:font-weight-complex="bold" fo:color="#3465A4"/>
    </style:style>
    <style:style style:name="T220" style:parent-style-name="DefaultParagraphFont" style:family="text">
      <style:text-properties fo:font-weight="bold" style:font-weight-asian="bold" style:font-weight-complex="bold"/>
    </style:style>
    <style:style style:name="T22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22" style:parent-style-name="DefaultParagraphFont" style:family="text">
      <style:text-properties fo:font-weight="bold" style:font-weight-asian="bold" style:font-weight-complex="bold"/>
    </style:style>
    <style:style style:name="T22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24" style:parent-style-name="DefaultParagraphFont" style:family="text">
      <style:text-properties fo:font-weight="bold" style:font-weight-asian="bold" style:font-weight-complex="bold"/>
    </style:style>
    <style:style style:name="T22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26" style:parent-style-name="DefaultParagraphFont" style:family="text">
      <style:text-properties fo:font-weight="bold" style:font-weight-asian="bold" style:font-weight-complex="bold"/>
    </style:style>
    <style:style style:name="T22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28" style:parent-style-name="Textbody" style:family="paragraph">
      <style:paragraph-properties fo:margin-bottom="0in" fo:line-height="137%"/>
    </style:style>
    <style:style style:name="T229" style:parent-style-name="DefaultParagraphFont" style:family="text">
      <style:text-properties fo:font-style="italic" style:font-style-asian="italic" style:font-style-complex="italic"/>
    </style:style>
    <style:style style:name="P230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231" style:parent-style-name="Textbody" style:family="paragraph">
      <style:paragraph-properties fo:margin-bottom="0in" fo:line-height="137%"/>
    </style:style>
    <style:style style:name="T232" style:parent-style-name="DefaultParagraphFont" style:family="text">
      <style:text-properties fo:font-weight="bold" style:font-weight-asian="bold" style:font-weight-complex="bold" fo:color="#BE480A"/>
    </style:style>
    <style:style style:name="P233" style:parent-style-name="Textbody" style:family="paragraph">
      <style:paragraph-properties fo:margin-bottom="0in" fo:line-height="137%"/>
    </style:style>
    <style:style style:name="T234" style:parent-style-name="DefaultParagraphFont" style:family="text">
      <style:text-properties fo:font-weight="bold" style:font-weight-asian="bold" style:font-weight-complex="bold" fo:color="#BE480A"/>
    </style:style>
    <style:style style:name="P235" style:parent-style-name="Textbody" style:family="paragraph">
      <style:paragraph-properties fo:margin-bottom="0in" fo:line-height="137%"/>
    </style:style>
    <style:style style:name="T236" style:parent-style-name="DefaultParagraphFont" style:family="text">
      <style:text-properties fo:font-weight="bold" style:font-weight-asian="bold" style:font-weight-complex="bold" fo:color="#BE480A"/>
    </style:style>
    <style:style style:name="P237" style:parent-style-name="Textbody" style:family="paragraph">
      <style:paragraph-properties fo:margin-bottom="0in" fo:line-height="137%"/>
    </style:style>
    <style:style style:name="T238" style:parent-style-name="DefaultParagraphFont" style:family="text">
      <style:text-properties fo:font-weight="bold" style:font-weight-asian="bold" style:font-weight-complex="bold" fo:color="#BE480A"/>
    </style:style>
    <style:style style:name="T23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40" style:parent-style-name="Textbody" style:family="paragraph">
      <style:paragraph-properties fo:margin-bottom="0in" fo:line-height="137%"/>
    </style:style>
    <style:style style:name="T2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42" style:parent-style-name="Textbody" style:family="paragraph">
      <style:paragraph-properties fo:margin-bottom="0in" fo:line-height="137%"/>
    </style:style>
    <style:style style:name="T243" style:parent-style-name="DefaultParagraphFont" style:family="text">
      <style:text-properties fo:font-weight="bold" style:font-weight-asian="bold" style:font-weight-complex="bold" fo:color="#BE480A"/>
    </style:style>
    <style:style style:name="P244" style:parent-style-name="Textbody" style:family="paragraph">
      <style:paragraph-properties fo:margin-bottom="0in" fo:line-height="137%"/>
    </style:style>
    <style:style style:name="T245" style:parent-style-name="DefaultParagraphFont" style:family="text">
      <style:text-properties fo:font-weight="bold" style:font-weight-asian="bold" style:font-weight-complex="bold" fo:color="#BE480A"/>
    </style:style>
    <style:style style:name="P246" style:parent-style-name="Textbody" style:family="paragraph">
      <style:paragraph-properties fo:margin-bottom="0in" fo:line-height="137%"/>
    </style:style>
    <style:style style:name="T24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48" style:parent-style-name="Textbody" style:family="paragraph">
      <style:paragraph-properties fo:margin-bottom="0in" fo:line-height="137%"/>
    </style:style>
    <style:style style:name="T24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50" style:parent-style-name="Textbody" style:family="paragraph">
      <style:paragraph-properties fo:margin-bottom="0in" fo:line-height="137%"/>
    </style:style>
    <style:style style:name="T251" style:parent-style-name="DefaultParagraphFont" style:family="text">
      <style:text-properties fo:font-weight="bold" style:font-weight-asian="bold" style:font-weight-complex="bold" fo:color="#BE480A"/>
    </style:style>
    <style:style style:name="T25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53" style:parent-style-name="Textbody" style:family="paragraph">
      <style:paragraph-properties fo:margin-bottom="0in" fo:line-height="137%"/>
    </style:style>
    <style:style style:name="T25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55" style:parent-style-name="Textbody" style:family="paragraph">
      <style:paragraph-properties fo:margin-bottom="0in" fo:line-height="137%"/>
    </style:style>
    <style:style style:name="T256" style:parent-style-name="DefaultParagraphFont" style:family="text">
      <style:text-properties fo:font-weight="bold" style:font-weight-asian="bold" style:font-weight-complex="bold" fo:color="#BE480A"/>
    </style:style>
    <style:style style:name="P257" style:parent-style-name="Textbody" style:family="paragraph">
      <style:paragraph-properties fo:margin-bottom="0in" fo:line-height="137%"/>
    </style:style>
    <style:style style:name="T258" style:parent-style-name="DefaultParagraphFont" style:family="text">
      <style:text-properties fo:font-weight="bold" style:font-weight-asian="bold" style:font-weight-complex="bold" fo:color="#BE480A"/>
    </style:style>
    <style:style style:name="P259" style:parent-style-name="Textbody" style:family="paragraph">
      <style:paragraph-properties fo:margin-bottom="0in" fo:line-height="137%"/>
    </style:style>
    <style:style style:name="T26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61" style:parent-style-name="Textbody" style:family="paragraph">
      <style:paragraph-properties fo:margin-bottom="0in" fo:line-height="137%"/>
    </style:style>
    <style:style style:name="T26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63" style:parent-style-name="Textbody" style:family="paragraph">
      <style:paragraph-properties fo:margin-bottom="0in" fo:line-height="137%"/>
    </style:style>
    <style:style style:name="T264" style:parent-style-name="DefaultParagraphFont" style:family="text">
      <style:text-properties fo:font-weight="bold" style:font-weight-asian="bold" style:font-weight-complex="bold" fo:color="#BE480A"/>
    </style:style>
    <style:style style:name="P265" style:parent-style-name="Textbody" style:family="paragraph">
      <style:paragraph-properties fo:margin-bottom="0in" fo:line-height="137%"/>
    </style:style>
    <style:style style:name="T266" style:parent-style-name="DefaultParagraphFont" style:family="text">
      <style:text-properties fo:font-weight="bold" style:font-weight-asian="bold" style:font-weight-complex="bold" fo:color="#BE480A"/>
    </style:style>
    <style:style style:name="P267" style:parent-style-name="Textbody" style:family="paragraph">
      <style:paragraph-properties fo:margin-bottom="0in" fo:line-height="137%"/>
    </style:style>
    <style:style style:name="T26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69" style:parent-style-name="Textbody" style:family="paragraph">
      <style:paragraph-properties fo:margin-bottom="0in" fo:line-height="137%"/>
    </style:style>
    <style:style style:name="T27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71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272" style:parent-style-name="Textbody" style:family="paragraph">
      <style:paragraph-properties fo:margin-bottom="0in" fo:line-height="137%"/>
    </style:style>
    <style:style style:name="P273" style:parent-style-name="Textbody" style:family="paragraph">
      <style:paragraph-properties fo:margin-bottom="0in" fo:line-height="137%"/>
      <style:text-properties fo:font-weight="bold" style:font-weight-asian="bold" style:font-weight-complex="bold" fo:font-style="italic" style:font-style-asian="italic" style:font-style-complex="italic" fo:color="#168253"/>
    </style:style>
    <style:style style:name="P274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275" style:parent-style-name="Textbody" style:family="paragraph">
      <style:paragraph-properties fo:margin-bottom="0in" fo:line-height="137%"/>
    </style:style>
    <style:style style:name="T276" style:parent-style-name="DefaultParagraphFont" style:family="text">
      <style:text-properties fo:font-weight="bold" style:font-weight-asian="bold" style:font-weight-complex="bold" fo:color="#BE480A"/>
    </style:style>
    <style:style style:name="P277" style:parent-style-name="Textbody" style:family="paragraph">
      <style:paragraph-properties fo:margin-bottom="0in" fo:line-height="137%"/>
    </style:style>
    <style:style style:name="T278" style:parent-style-name="DefaultParagraphFont" style:family="text">
      <style:text-properties fo:font-weight="bold" style:font-weight-asian="bold" style:font-weight-complex="bold" fo:color="#BE480A"/>
    </style:style>
    <style:style style:name="P279" style:parent-style-name="Textbody" style:family="paragraph">
      <style:paragraph-properties fo:margin-bottom="0in" fo:line-height="137%"/>
    </style:style>
    <style:style style:name="T280" style:parent-style-name="DefaultParagraphFont" style:family="text">
      <style:text-properties fo:font-weight="bold" style:font-weight-asian="bold" style:font-weight-complex="bold" fo:color="#BE480A"/>
    </style:style>
    <style:style style:name="P281" style:parent-style-name="Textbody" style:family="paragraph">
      <style:paragraph-properties fo:margin-bottom="0in" fo:line-height="137%"/>
    </style:style>
    <style:style style:name="T282" style:parent-style-name="DefaultParagraphFont" style:family="text">
      <style:text-properties fo:font-weight="bold" style:font-weight-asian="bold" style:font-weight-complex="bold" fo:color="#BE480A"/>
    </style:style>
    <style:style style:name="P283" style:parent-style-name="Textbody" style:family="paragraph">
      <style:paragraph-properties fo:margin-bottom="0in" fo:line-height="137%"/>
    </style:style>
    <style:style style:name="T284" style:parent-style-name="DefaultParagraphFont" style:family="text">
      <style:text-properties fo:font-weight="bold" style:font-weight-asian="bold" style:font-weight-complex="bold" fo:color="#BE480A"/>
    </style:style>
    <style:style style:name="T28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86" style:parent-style-name="Textbody" style:family="paragraph">
      <style:paragraph-properties fo:margin-bottom="0in" fo:line-height="137%"/>
    </style:style>
    <style:style style:name="T28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88" style:parent-style-name="Textbody" style:family="paragraph">
      <style:paragraph-properties fo:margin-bottom="0in" fo:line-height="137%"/>
    </style:style>
    <style:style style:name="T289" style:parent-style-name="DefaultParagraphFont" style:family="text">
      <style:text-properties fo:font-weight="bold" style:font-weight-asian="bold" style:font-weight-complex="bold" fo:color="#BE480A"/>
    </style:style>
    <style:style style:name="P290" style:parent-style-name="Textbody" style:family="paragraph">
      <style:paragraph-properties fo:margin-bottom="0in" fo:line-height="137%"/>
    </style:style>
    <style:style style:name="T291" style:parent-style-name="DefaultParagraphFont" style:family="text">
      <style:text-properties fo:font-weight="bold" style:font-weight-asian="bold" style:font-weight-complex="bold" fo:color="#BE480A"/>
    </style:style>
    <style:style style:name="P292" style:parent-style-name="Textbody" style:family="paragraph">
      <style:paragraph-properties fo:margin-bottom="0in" fo:line-height="137%"/>
    </style:style>
    <style:style style:name="T29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94" style:parent-style-name="Textbody" style:family="paragraph">
      <style:paragraph-properties fo:margin-bottom="0in" fo:line-height="137%"/>
    </style:style>
    <style:style style:name="T29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96" style:parent-style-name="Textbody" style:family="paragraph">
      <style:paragraph-properties fo:margin-bottom="0in" fo:line-height="137%"/>
    </style:style>
    <style:style style:name="T297" style:parent-style-name="DefaultParagraphFont" style:family="text">
      <style:text-properties fo:font-weight="bold" style:font-weight-asian="bold" style:font-weight-complex="bold" fo:color="#BE480A"/>
    </style:style>
    <style:style style:name="T29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99" style:parent-style-name="Textbody" style:family="paragraph">
      <style:paragraph-properties fo:margin-bottom="0in" fo:line-height="137%"/>
    </style:style>
    <style:style style:name="T30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01" style:parent-style-name="Textbody" style:family="paragraph">
      <style:paragraph-properties fo:margin-bottom="0in" fo:line-height="137%"/>
    </style:style>
    <style:style style:name="T302" style:parent-style-name="DefaultParagraphFont" style:family="text">
      <style:text-properties fo:font-weight="bold" style:font-weight-asian="bold" style:font-weight-complex="bold" fo:color="#BE480A"/>
    </style:style>
    <style:style style:name="P303" style:parent-style-name="Textbody" style:family="paragraph">
      <style:paragraph-properties fo:margin-bottom="0in" fo:line-height="137%"/>
    </style:style>
    <style:style style:name="T304" style:parent-style-name="DefaultParagraphFont" style:family="text">
      <style:text-properties fo:font-weight="bold" style:font-weight-asian="bold" style:font-weight-complex="bold" fo:color="#BE480A"/>
    </style:style>
    <style:style style:name="P305" style:parent-style-name="Textbody" style:family="paragraph">
      <style:paragraph-properties fo:margin-bottom="0in" fo:line-height="137%"/>
    </style:style>
    <style:style style:name="T30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07" style:parent-style-name="Textbody" style:family="paragraph">
      <style:paragraph-properties fo:margin-bottom="0in" fo:line-height="137%"/>
    </style:style>
    <style:style style:name="T30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09" style:parent-style-name="Textbody" style:family="paragraph">
      <style:paragraph-properties fo:margin-bottom="0in" fo:line-height="137%"/>
    </style:style>
    <style:style style:name="T310" style:parent-style-name="DefaultParagraphFont" style:family="text">
      <style:text-properties fo:font-weight="bold" style:font-weight-asian="bold" style:font-weight-complex="bold" fo:color="#BE480A"/>
    </style:style>
    <style:style style:name="P311" style:parent-style-name="Textbody" style:family="paragraph">
      <style:paragraph-properties fo:margin-bottom="0in" fo:line-height="137%"/>
    </style:style>
    <style:style style:name="T312" style:parent-style-name="DefaultParagraphFont" style:family="text">
      <style:text-properties fo:font-weight="bold" style:font-weight-asian="bold" style:font-weight-complex="bold" fo:color="#BE480A"/>
    </style:style>
    <style:style style:name="P313" style:parent-style-name="Textbody" style:family="paragraph">
      <style:paragraph-properties fo:margin-bottom="0in" fo:line-height="137%"/>
    </style:style>
    <style:style style:name="T31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15" style:parent-style-name="Textbody" style:family="paragraph">
      <style:paragraph-properties fo:margin-bottom="0in" fo:line-height="137%"/>
    </style:style>
    <style:style style:name="T31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17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318" style:parent-style-name="Textbody" style:family="paragraph">
      <style:paragraph-properties fo:margin-bottom="0in" fo:line-height="137%"/>
    </style:style>
    <style:style style:name="P319" style:parent-style-name="Textbody" style:family="paragraph">
      <style:paragraph-properties fo:margin-bottom="0in" fo:line-height="137%"/>
    </style:style>
    <style:style style:name="P320" style:parent-style-name="Textbody" style:family="paragraph">
      <style:paragraph-properties fo:margin-bottom="0in" fo:line-height="137%"/>
    </style:style>
    <style:style style:name="P321" style:parent-style-name="Textbody" style:family="paragraph">
      <style:paragraph-properties fo:margin-bottom="0in" fo:line-height="137%"/>
    </style:style>
    <style:style style:name="T322" style:parent-style-name="DefaultParagraphFont" style:family="text">
      <style:text-properties fo:font-weight="bold" style:font-weight-asian="bold" style:font-weight-complex="bold" fo:color="#3465A4" fo:font-size="20pt" style:font-size-asian="20pt" style:font-size-complex="20pt"/>
    </style:style>
    <style:style style:name="T32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24" style:parent-style-name="Textbody" style:family="paragraph">
      <style:paragraph-properties fo:margin-bottom="0in" fo:line-height="137%"/>
    </style:style>
    <style:style style:name="T325" style:parent-style-name="DefaultParagraphFont" style:family="text">
      <style:text-properties fo:font-weight="bold" style:font-weight-asian="bold" style:font-weight-complex="bold" fo:color="#3465A4"/>
    </style:style>
    <style:style style:name="T326" style:parent-style-name="DefaultParagraphFont" style:family="text">
      <style:text-properties fo:font-weight="bold" style:font-weight-asian="bold" style:font-weight-complex="bold"/>
    </style:style>
    <style:style style:name="P327" style:parent-style-name="Textbody" style:family="paragraph">
      <style:paragraph-properties fo:margin-bottom="0in" fo:line-height="137%"/>
    </style:style>
    <style:style style:name="T328" style:parent-style-name="DefaultParagraphFont" style:family="text">
      <style:text-properties fo:font-style="italic" style:font-style-asian="italic" style:font-style-complex="italic"/>
    </style:style>
    <style:style style:name="T329" style:parent-style-name="DefaultParagraphFont" style:family="text">
      <style:text-properties fo:font-style="italic" style:font-style-asian="italic" style:font-style-complex="italic"/>
    </style:style>
    <style:style style:name="T330" style:parent-style-name="DefaultParagraphFont" style:family="text">
      <style:text-properties fo:font-style="italic" style:font-style-asian="italic" style:font-style-complex="italic"/>
    </style:style>
    <style:style style:name="P331" style:parent-style-name="Textbody" style:family="paragraph">
      <style:paragraph-properties fo:margin-bottom="0in" fo:line-height="137%"/>
    </style:style>
    <style:style style:name="T332" style:parent-style-name="DefaultParagraphFont" style:family="text">
      <style:text-properties fo:font-weight="bold" style:font-weight-asian="bold" style:font-weight-complex="bold" fo:color="#158466"/>
    </style:style>
    <style:style style:name="T333" style:parent-style-name="DefaultParagraphFont" style:family="text">
      <style:text-properties fo:font-weight="bold" style:font-weight-asian="bold" style:font-weight-complex="bold" fo:color="#158466"/>
    </style:style>
    <style:style style:name="P334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335" style:parent-style-name="Textbody" style:family="paragraph">
      <style:paragraph-properties fo:margin-bottom="0in" fo:line-height="137%"/>
    </style:style>
    <style:style style:name="T33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37" style:parent-style-name="Textbody" style:family="paragraph">
      <style:paragraph-properties fo:margin-bottom="0in" fo:line-height="137%"/>
    </style:style>
    <style:style style:name="T338" style:parent-style-name="DefaultParagraphFont" style:family="text">
      <style:text-properties fo:font-weight="bold" style:font-weight-asian="bold" style:font-weight-complex="bold" fo:color="#BE480A"/>
    </style:style>
    <style:style style:name="P339" style:parent-style-name="Textbody" style:family="paragraph">
      <style:paragraph-properties fo:margin-bottom="0in" fo:line-height="137%"/>
    </style:style>
    <style:style style:name="T340" style:parent-style-name="DefaultParagraphFont" style:family="text">
      <style:text-properties fo:font-weight="bold" style:font-weight-asian="bold" style:font-weight-complex="bold" fo:color="#BE480A"/>
    </style:style>
    <style:style style:name="P341" style:parent-style-name="Textbody" style:family="paragraph">
      <style:paragraph-properties fo:margin-bottom="0in" fo:line-height="137%"/>
    </style:style>
    <style:style style:name="T342" style:parent-style-name="DefaultParagraphFont" style:family="text">
      <style:text-properties fo:font-weight="bold" style:font-weight-asian="bold" style:font-weight-complex="bold" fo:color="#BE480A"/>
    </style:style>
    <style:style style:name="P343" style:parent-style-name="Textbody" style:family="paragraph">
      <style:paragraph-properties fo:margin-bottom="0in" fo:line-height="137%"/>
    </style:style>
    <style:style style:name="T344" style:parent-style-name="DefaultParagraphFont" style:family="text">
      <style:text-properties fo:font-weight="bold" style:font-weight-asian="bold" style:font-weight-complex="bold" fo:color="#BE480A"/>
    </style:style>
    <style:style style:name="P345" style:parent-style-name="Textbody" style:family="paragraph">
      <style:paragraph-properties fo:margin-bottom="0in" fo:line-height="137%"/>
    </style:style>
    <style:style style:name="T346" style:parent-style-name="DefaultParagraphFont" style:family="text">
      <style:text-properties fo:font-weight="bold" style:font-weight-asian="bold" style:font-weight-complex="bold" fo:color="#BE480A"/>
    </style:style>
    <style:style style:name="T34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48" style:parent-style-name="Textbody" style:family="paragraph">
      <style:paragraph-properties fo:margin-bottom="0in" fo:line-height="137%"/>
    </style:style>
    <style:style style:name="T34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50" style:parent-style-name="Textbody" style:family="paragraph">
      <style:paragraph-properties fo:margin-bottom="0in" fo:line-height="137%"/>
    </style:style>
    <style:style style:name="T351" style:parent-style-name="DefaultParagraphFont" style:family="text">
      <style:text-properties fo:font-weight="bold" style:font-weight-asian="bold" style:font-weight-complex="bold" fo:color="#BE480A"/>
    </style:style>
    <style:style style:name="P352" style:parent-style-name="Textbody" style:family="paragraph">
      <style:paragraph-properties fo:margin-bottom="0in" fo:line-height="137%"/>
    </style:style>
    <style:style style:name="T353" style:parent-style-name="DefaultParagraphFont" style:family="text">
      <style:text-properties fo:font-weight="bold" style:font-weight-asian="bold" style:font-weight-complex="bold" fo:color="#BE480A"/>
    </style:style>
    <style:style style:name="P354" style:parent-style-name="Textbody" style:family="paragraph">
      <style:paragraph-properties fo:margin-bottom="0in" fo:line-height="137%"/>
    </style:style>
    <style:style style:name="T35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56" style:parent-style-name="Textbody" style:family="paragraph">
      <style:paragraph-properties fo:margin-bottom="0in" fo:line-height="137%"/>
    </style:style>
    <style:style style:name="T35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58" style:parent-style-name="Textbody" style:family="paragraph">
      <style:paragraph-properties fo:margin-bottom="0in" fo:line-height="137%"/>
    </style:style>
    <style:style style:name="T359" style:parent-style-name="DefaultParagraphFont" style:family="text">
      <style:text-properties fo:font-weight="bold" style:font-weight-asian="bold" style:font-weight-complex="bold" fo:color="#BE480A"/>
    </style:style>
    <style:style style:name="T36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61" style:parent-style-name="Textbody" style:family="paragraph">
      <style:paragraph-properties fo:margin-bottom="0in" fo:line-height="137%"/>
    </style:style>
    <style:style style:name="T36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63" style:parent-style-name="Textbody" style:family="paragraph">
      <style:paragraph-properties fo:margin-bottom="0in" fo:line-height="137%"/>
    </style:style>
    <style:style style:name="T364" style:parent-style-name="DefaultParagraphFont" style:family="text">
      <style:text-properties fo:font-weight="bold" style:font-weight-asian="bold" style:font-weight-complex="bold" fo:color="#BE480A"/>
    </style:style>
    <style:style style:name="P365" style:parent-style-name="Textbody" style:family="paragraph">
      <style:paragraph-properties fo:margin-bottom="0in" fo:line-height="137%"/>
    </style:style>
    <style:style style:name="T366" style:parent-style-name="DefaultParagraphFont" style:family="text">
      <style:text-properties fo:font-weight="bold" style:font-weight-asian="bold" style:font-weight-complex="bold" fo:color="#BE480A"/>
    </style:style>
    <style:style style:name="P367" style:parent-style-name="Textbody" style:family="paragraph">
      <style:paragraph-properties fo:margin-bottom="0in" fo:line-height="137%"/>
    </style:style>
    <style:style style:name="T36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69" style:parent-style-name="Textbody" style:family="paragraph">
      <style:paragraph-properties fo:margin-bottom="0in" fo:line-height="137%"/>
    </style:style>
    <style:style style:name="T37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71" style:parent-style-name="Textbody" style:family="paragraph">
      <style:paragraph-properties fo:margin-bottom="0in" fo:line-height="137%"/>
    </style:style>
    <style:style style:name="T37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73" style:parent-style-name="Textbody" style:family="paragraph">
      <style:paragraph-properties fo:margin-bottom="0in" fo:line-height="137%"/>
    </style:style>
    <style:style style:name="T37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75" style:parent-style-name="Textbody" style:family="paragraph">
      <style:paragraph-properties fo:margin-bottom="0in" fo:line-height="137%"/>
    </style:style>
    <style:style style:name="T376" style:parent-style-name="DefaultParagraphFont" style:family="text">
      <style:text-properties fo:font-weight="bold" style:font-weight-asian="bold" style:font-weight-complex="bold" fo:color="#BE480A"/>
    </style:style>
    <style:style style:name="P377" style:parent-style-name="Textbody" style:family="paragraph">
      <style:paragraph-properties fo:margin-bottom="0in" fo:line-height="137%"/>
    </style:style>
    <style:style style:name="T378" style:parent-style-name="DefaultParagraphFont" style:family="text">
      <style:text-properties fo:font-weight="bold" style:font-weight-asian="bold" style:font-weight-complex="bold" fo:color="#BE480A"/>
    </style:style>
    <style:style style:name="P379" style:parent-style-name="Textbody" style:family="paragraph">
      <style:paragraph-properties fo:margin-bottom="0in" fo:line-height="137%"/>
    </style:style>
    <style:style style:name="T380" style:parent-style-name="DefaultParagraphFont" style:family="text">
      <style:text-properties fo:font-weight="bold" style:font-weight-asian="bold" style:font-weight-complex="bold" fo:color="#BE480A"/>
    </style:style>
    <style:style style:name="P381" style:parent-style-name="Textbody" style:family="paragraph">
      <style:paragraph-properties fo:margin-bottom="0in" fo:line-height="137%"/>
    </style:style>
    <style:style style:name="T382" style:parent-style-name="DefaultParagraphFont" style:family="text">
      <style:text-properties fo:font-weight="bold" style:font-weight-asian="bold" style:font-weight-complex="bold" fo:color="#BE480A"/>
    </style:style>
    <style:style style:name="P383" style:parent-style-name="Textbody" style:family="paragraph">
      <style:paragraph-properties fo:margin-bottom="0in" fo:line-height="137%"/>
    </style:style>
    <style:style style:name="T384" style:parent-style-name="DefaultParagraphFont" style:family="text">
      <style:text-properties fo:font-weight="bold" style:font-weight-asian="bold" style:font-weight-complex="bold" fo:color="#BE480A"/>
    </style:style>
    <style:style style:name="T38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86" style:parent-style-name="Textbody" style:family="paragraph">
      <style:paragraph-properties fo:margin-bottom="0in" fo:line-height="137%"/>
    </style:style>
    <style:style style:name="T38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88" style:parent-style-name="Textbody" style:family="paragraph">
      <style:paragraph-properties fo:margin-bottom="0in" fo:line-height="137%"/>
    </style:style>
    <style:style style:name="T389" style:parent-style-name="DefaultParagraphFont" style:family="text">
      <style:text-properties fo:font-weight="bold" style:font-weight-asian="bold" style:font-weight-complex="bold" fo:color="#BE480A"/>
    </style:style>
    <style:style style:name="P390" style:parent-style-name="Textbody" style:family="paragraph">
      <style:paragraph-properties fo:margin-bottom="0in" fo:line-height="137%"/>
    </style:style>
    <style:style style:name="T391" style:parent-style-name="DefaultParagraphFont" style:family="text">
      <style:text-properties fo:font-weight="bold" style:font-weight-asian="bold" style:font-weight-complex="bold" fo:color="#BE480A"/>
    </style:style>
    <style:style style:name="P392" style:parent-style-name="Textbody" style:family="paragraph">
      <style:paragraph-properties fo:margin-bottom="0in" fo:line-height="137%"/>
    </style:style>
    <style:style style:name="T39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94" style:parent-style-name="Textbody" style:family="paragraph">
      <style:paragraph-properties fo:margin-bottom="0in" fo:line-height="137%"/>
    </style:style>
    <style:style style:name="T39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96" style:parent-style-name="Textbody" style:family="paragraph">
      <style:paragraph-properties fo:margin-bottom="0in" fo:line-height="137%"/>
    </style:style>
    <style:style style:name="T397" style:parent-style-name="DefaultParagraphFont" style:family="text">
      <style:text-properties fo:font-weight="bold" style:font-weight-asian="bold" style:font-weight-complex="bold" fo:color="#BE480A"/>
    </style:style>
    <style:style style:name="T39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99" style:parent-style-name="Textbody" style:family="paragraph">
      <style:paragraph-properties fo:margin-bottom="0in" fo:line-height="137%"/>
    </style:style>
    <style:style style:name="T40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01" style:parent-style-name="Textbody" style:family="paragraph">
      <style:paragraph-properties fo:margin-bottom="0in" fo:line-height="137%"/>
    </style:style>
    <style:style style:name="T402" style:parent-style-name="DefaultParagraphFont" style:family="text">
      <style:text-properties fo:font-weight="bold" style:font-weight-asian="bold" style:font-weight-complex="bold" fo:color="#BE480A"/>
    </style:style>
    <style:style style:name="P403" style:parent-style-name="Textbody" style:family="paragraph">
      <style:paragraph-properties fo:margin-bottom="0in" fo:line-height="137%"/>
    </style:style>
    <style:style style:name="T404" style:parent-style-name="DefaultParagraphFont" style:family="text">
      <style:text-properties fo:font-weight="bold" style:font-weight-asian="bold" style:font-weight-complex="bold" fo:color="#BE480A"/>
    </style:style>
    <style:style style:name="P405" style:parent-style-name="Textbody" style:family="paragraph">
      <style:paragraph-properties fo:margin-bottom="0in" fo:line-height="137%"/>
    </style:style>
    <style:style style:name="T40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07" style:parent-style-name="Textbody" style:family="paragraph">
      <style:paragraph-properties fo:margin-bottom="0in" fo:line-height="137%"/>
    </style:style>
    <style:style style:name="T40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09" style:parent-style-name="Textbody" style:family="paragraph">
      <style:paragraph-properties fo:margin-bottom="0in" fo:line-height="137%"/>
    </style:style>
    <style:style style:name="T410" style:parent-style-name="DefaultParagraphFont" style:family="text">
      <style:text-properties fo:font-weight="bold" style:font-weight-asian="bold" style:font-weight-complex="bold" fo:color="#BE480A"/>
    </style:style>
    <style:style style:name="P411" style:parent-style-name="Textbody" style:family="paragraph">
      <style:paragraph-properties fo:margin-bottom="0in" fo:line-height="137%"/>
    </style:style>
    <style:style style:name="T412" style:parent-style-name="DefaultParagraphFont" style:family="text">
      <style:text-properties fo:font-weight="bold" style:font-weight-asian="bold" style:font-weight-complex="bold" fo:color="#BE480A"/>
    </style:style>
    <style:style style:name="P413" style:parent-style-name="Textbody" style:family="paragraph">
      <style:paragraph-properties fo:margin-bottom="0in" fo:line-height="137%"/>
    </style:style>
    <style:style style:name="T41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15" style:parent-style-name="Textbody" style:family="paragraph">
      <style:paragraph-properties fo:margin-bottom="0in" fo:line-height="137%"/>
    </style:style>
    <style:style style:name="T41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17" style:parent-style-name="Textbody" style:family="paragraph">
      <style:paragraph-properties fo:margin-bottom="0in" fo:line-height="137%"/>
    </style:style>
    <style:style style:name="T41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19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420" style:parent-style-name="Textbody" style:family="paragraph">
      <style:paragraph-properties fo:margin-bottom="0in" fo:line-height="137%"/>
    </style:style>
    <style:style style:name="P421" style:parent-style-name="Textbody" style:family="paragraph">
      <style:paragraph-properties fo:margin-bottom="0in" fo:line-height="137%"/>
    </style:style>
    <style:style style:name="P422" style:parent-style-name="Textbody" style:family="paragraph">
      <style:paragraph-properties fo:margin-bottom="0in" fo:line-height="137%"/>
    </style:style>
    <style:style style:name="P423" style:parent-style-name="Textbody" style:family="paragraph">
      <style:paragraph-properties fo:margin-bottom="0in" fo:line-height="137%"/>
      <style:text-properties fo:font-weight="bold" style:font-weight-asian="bold" style:font-weight-complex="bold" fo:color="#3465A4" fo:font-size="20pt" style:font-size-asian="20pt" style:font-size-complex="20pt"/>
    </style:style>
    <style:style style:name="P424" style:parent-style-name="Textbody" style:family="paragraph">
      <style:paragraph-properties fo:margin-bottom="0in" fo:line-height="137%"/>
    </style:style>
    <style:style style:name="T425" style:parent-style-name="DefaultParagraphFont" style:family="text">
      <style:text-properties fo:font-weight="bold" style:font-weight-asian="bold" style:font-weight-complex="bold" fo:color="#3465A4"/>
    </style:style>
    <style:style style:name="T426" style:parent-style-name="DefaultParagraphFont" style:family="text">
      <style:text-properties fo:font-weight="bold" style:font-weight-asian="bold" style:font-weight-complex="bold"/>
    </style:style>
    <style:style style:name="T42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28" style:parent-style-name="DefaultParagraphFont" style:family="text">
      <style:text-properties fo:font-weight="bold" style:font-weight-asian="bold" style:font-weight-complex="bold"/>
    </style:style>
    <style:style style:name="T42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30" style:parent-style-name="Textbody" style:family="paragraph">
      <style:paragraph-properties fo:margin-bottom="0in" fo:line-height="137%"/>
      <style:text-properties fo:font-weight="bold" style:font-weight-asian="bold" style:font-weight-complex="bold" fo:font-style="italic" style:font-style-asian="italic" style:font-style-complex="italic" fo:color="#168253"/>
    </style:style>
    <style:style style:name="P431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432" style:parent-style-name="Textbody" style:family="paragraph">
      <style:paragraph-properties fo:margin-bottom="0in" fo:line-height="137%"/>
    </style:style>
    <style:style style:name="T433" style:parent-style-name="DefaultParagraphFont" style:family="text">
      <style:text-properties fo:font-weight="bold" style:font-weight-asian="bold" style:font-weight-complex="bold" fo:color="#BE480A"/>
    </style:style>
    <style:style style:name="P434" style:parent-style-name="Textbody" style:family="paragraph">
      <style:paragraph-properties fo:margin-bottom="0in" fo:line-height="137%"/>
    </style:style>
    <style:style style:name="T435" style:parent-style-name="DefaultParagraphFont" style:family="text">
      <style:text-properties fo:font-weight="bold" style:font-weight-asian="bold" style:font-weight-complex="bold" fo:color="#BE480A"/>
    </style:style>
    <style:style style:name="P436" style:parent-style-name="Textbody" style:family="paragraph">
      <style:paragraph-properties fo:margin-bottom="0in" fo:line-height="137%"/>
    </style:style>
    <style:style style:name="T437" style:parent-style-name="DefaultParagraphFont" style:family="text">
      <style:text-properties fo:font-weight="bold" style:font-weight-asian="bold" style:font-weight-complex="bold" fo:color="#BE480A"/>
    </style:style>
    <style:style style:name="P438" style:parent-style-name="Textbody" style:family="paragraph">
      <style:paragraph-properties fo:margin-bottom="0in" fo:line-height="137%"/>
    </style:style>
    <style:style style:name="T439" style:parent-style-name="DefaultParagraphFont" style:family="text">
      <style:text-properties fo:font-weight="bold" style:font-weight-asian="bold" style:font-weight-complex="bold" fo:color="#BE480A"/>
    </style:style>
    <style:style style:name="P440" style:parent-style-name="Textbody" style:family="paragraph">
      <style:paragraph-properties fo:margin-bottom="0in" fo:line-height="137%"/>
    </style:style>
    <style:style style:name="T441" style:parent-style-name="DefaultParagraphFont" style:family="text">
      <style:text-properties fo:font-weight="bold" style:font-weight-asian="bold" style:font-weight-complex="bold" fo:color="#BE480A"/>
    </style:style>
    <style:style style:name="T44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43" style:parent-style-name="Textbody" style:family="paragraph">
      <style:paragraph-properties fo:margin-bottom="0in" fo:line-height="137%"/>
    </style:style>
    <style:style style:name="T44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45" style:parent-style-name="Textbody" style:family="paragraph">
      <style:paragraph-properties fo:margin-bottom="0in" fo:line-height="137%"/>
    </style:style>
    <style:style style:name="T446" style:parent-style-name="DefaultParagraphFont" style:family="text">
      <style:text-properties fo:font-weight="bold" style:font-weight-asian="bold" style:font-weight-complex="bold" fo:color="#BE480A"/>
    </style:style>
    <style:style style:name="P447" style:parent-style-name="Textbody" style:family="paragraph">
      <style:paragraph-properties fo:margin-bottom="0in" fo:line-height="137%"/>
    </style:style>
    <style:style style:name="T448" style:parent-style-name="DefaultParagraphFont" style:family="text">
      <style:text-properties fo:font-weight="bold" style:font-weight-asian="bold" style:font-weight-complex="bold" fo:color="#BE480A"/>
    </style:style>
    <style:style style:name="P449" style:parent-style-name="Textbody" style:family="paragraph">
      <style:paragraph-properties fo:margin-bottom="0in" fo:line-height="137%"/>
    </style:style>
    <style:style style:name="T45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51" style:parent-style-name="Textbody" style:family="paragraph">
      <style:paragraph-properties fo:margin-bottom="0in" fo:line-height="137%"/>
    </style:style>
    <style:style style:name="T45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53" style:parent-style-name="Textbody" style:family="paragraph">
      <style:paragraph-properties fo:margin-bottom="0in" fo:line-height="137%"/>
    </style:style>
    <style:style style:name="T454" style:parent-style-name="DefaultParagraphFont" style:family="text">
      <style:text-properties fo:font-weight="bold" style:font-weight-asian="bold" style:font-weight-complex="bold" fo:color="#BE480A"/>
    </style:style>
    <style:style style:name="T45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56" style:parent-style-name="Textbody" style:family="paragraph">
      <style:paragraph-properties fo:margin-bottom="0in" fo:line-height="137%"/>
    </style:style>
    <style:style style:name="T45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58" style:parent-style-name="Textbody" style:family="paragraph">
      <style:paragraph-properties fo:margin-bottom="0in" fo:line-height="137%"/>
    </style:style>
    <style:style style:name="T459" style:parent-style-name="DefaultParagraphFont" style:family="text">
      <style:text-properties fo:font-weight="bold" style:font-weight-asian="bold" style:font-weight-complex="bold" fo:color="#BE480A"/>
    </style:style>
    <style:style style:name="P460" style:parent-style-name="Textbody" style:family="paragraph">
      <style:paragraph-properties fo:margin-bottom="0in" fo:line-height="137%"/>
    </style:style>
    <style:style style:name="T461" style:parent-style-name="DefaultParagraphFont" style:family="text">
      <style:text-properties fo:font-weight="bold" style:font-weight-asian="bold" style:font-weight-complex="bold" fo:color="#BE480A"/>
    </style:style>
    <style:style style:name="P462" style:parent-style-name="Textbody" style:family="paragraph">
      <style:paragraph-properties fo:margin-bottom="0in" fo:line-height="137%"/>
    </style:style>
    <style:style style:name="T46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64" style:parent-style-name="Textbody" style:family="paragraph">
      <style:paragraph-properties fo:margin-bottom="0in" fo:line-height="137%"/>
    </style:style>
    <style:style style:name="T46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66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467" style:parent-style-name="Textbody" style:family="paragraph">
      <style:paragraph-properties fo:margin-bottom="0in" fo:line-height="137%"/>
    </style:style>
    <style:style style:name="P468" style:parent-style-name="Textbody" style:family="paragraph">
      <style:paragraph-properties fo:margin-bottom="0in" fo:line-height="137%"/>
      <style:text-properties fo:font-weight="bold" style:font-weight-asian="bold" style:font-weight-complex="bold" fo:font-style="italic" style:font-style-asian="italic" style:font-style-complex="italic" fo:color="#FF3838"/>
    </style:style>
    <style:style style:name="P469" style:parent-style-name="Textbody" style:family="paragraph">
      <style:paragraph-properties fo:margin-bottom="0in" fo:line-height="137%"/>
      <style:text-properties fo:font-weight="bold" style:font-weight-asian="bold" style:font-weight-complex="bold" fo:font-size="14pt" style:font-size-asian="14pt" style:font-size-complex="14pt"/>
    </style:style>
    <style:style style:name="P470" style:parent-style-name="Textbody" style:family="paragraph">
      <style:paragraph-properties fo:margin-bottom="0in" fo:line-height="137%"/>
    </style:style>
    <style:style style:name="T471" style:parent-style-name="DefaultParagraphFont" style:family="text">
      <style:text-properties fo:font-weight="bold" style:font-weight-asian="bold" style:font-weight-complex="bold" fo:color="#BE480A"/>
    </style:style>
    <style:style style:name="T472" style:parent-style-name="DefaultParagraphFont" style:family="text">
      <style:text-properties fo:font-weight="bold" style:font-weight-asian="bold" style:font-weight-complex="bold"/>
    </style:style>
    <style:style style:name="P473" style:parent-style-name="Textbody" style:family="paragraph">
      <style:paragraph-properties fo:margin-bottom="0in" fo:line-height="137%"/>
    </style:style>
    <style:style style:name="T474" style:parent-style-name="DefaultParagraphFont" style:family="text">
      <style:text-properties fo:font-weight="bold" style:font-weight-asian="bold" style:font-weight-complex="bold" fo:color="#BE480A"/>
    </style:style>
    <style:style style:name="P475" style:parent-style-name="Textbody" style:family="paragraph">
      <style:paragraph-properties fo:margin-bottom="0in" fo:line-height="137%"/>
    </style:style>
    <style:style style:name="T47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77" style:parent-style-name="Textbody" style:family="paragraph">
      <style:paragraph-properties fo:margin-bottom="0in" fo:line-height="137%"/>
    </style:style>
    <style:style style:name="P478" style:parent-style-name="Textbody" style:family="paragraph">
      <style:paragraph-properties fo:margin-bottom="0in" fo:line-height="137%"/>
    </style:style>
    <style:style style:name="P479" style:parent-style-name="Textbody" style:family="paragraph">
      <style:paragraph-properties fo:margin-bottom="0in" fo:line-height="137%"/>
      <style:text-properties fo:font-weight="bold" style:font-weight-asian="bold" style:font-weight-complex="bold" fo:color="#3465A4" fo:font-size="20pt" style:font-size-asian="20pt" style:font-size-complex="20pt"/>
    </style:style>
    <style:style style:name="P480" style:parent-style-name="Textbody" style:family="paragraph">
      <style:paragraph-properties fo:margin-bottom="0in" fo:line-height="137%"/>
      <style:text-properties fo:font-weight="bold" style:font-weight-asian="bold" style:font-weight-complex="bold" fo:color="#3465A4" fo:font-size="20pt" style:font-size-asian="20pt" style:font-size-complex="20pt"/>
    </style:style>
    <style:style style:name="P481" style:parent-style-name="Textbody" style:family="paragraph">
      <style:paragraph-properties fo:margin-bottom="0in" fo:line-height="137%"/>
    </style:style>
    <style:style style:name="T482" style:parent-style-name="DefaultParagraphFont" style:family="text">
      <style:text-properties fo:font-weight="bold" style:font-weight-asian="bold" style:font-weight-complex="bold" fo:color="#3465A4"/>
    </style:style>
    <style:style style:name="T483" style:parent-style-name="DefaultParagraphFont" style:family="text">
      <style:text-properties fo:font-weight="bold" style:font-weight-asian="bold" style:font-weight-complex="bold"/>
    </style:style>
    <style:style style:name="T48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85" style:parent-style-name="DefaultParagraphFont" style:family="text">
      <style:text-properties fo:font-weight="bold" style:font-weight-asian="bold" style:font-weight-complex="bold"/>
    </style:style>
    <style:style style:name="T48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87" style:parent-style-name="Textbody" style:family="paragraph">
      <style:paragraph-properties fo:margin-bottom="0in" fo:line-height="137%"/>
    </style:style>
  </office:automatic-styles>
  <office:body>
    <office:text text:use-soft-page-breaks="true">
      <text:p text:style-name="P1">API DOCUMENTATIONS</text:p>
      <text:p text:style-name="P2"><text:span text:style-name="T3">(github:<text:s/></text:span><text:a xlink:href="https://github.com/nguyenkt99/contact-management.git" office:target-frame-name="_top" xlink:show="replace"><text:span text:style-name="T4">https://github.com/nguyenkt99/contact-management</text:span></text:a><text:span text:style-name="T5">)</text:span></text:p>
      <text:p text:style-name="P6"/>
      <text:p text:style-name="P7"/>
      <text:p text:style-name="P8"><text:span text:style-name="T9">BASE_URL</text:span><text:span text:style-name="T10">:<text:s/></text:span><text:a xlink:href="https://contact-ptit.herokuapp.com/api" office:target-frame-name="_top" xlink:show="replace"><text:span text:style-name="T11">https://contact-ptit.herokuapp.com/api</text:span></text:a></text:p>
      <text:p text:style-name="P12"/>
      <text:p text:style-name="P13">REGISTER ACCOUNT</text:p>
      <text:p text:style-name="P14"><text:span text:style-name="T15">POST</text:span><text:s/><text:span text:style-name="T16">/register</text:span></text:p>
      <text:p text:style-name="P17"><text:span text:style-name="T18">Content-Type: application/json</text:span></text:p>
      <text:p text:style-name="P19">{</text:p>
      <text:p text:style-name="P20"><text:s text:c="4"/><text:span text:style-name="T21">"fullName":</text:span><text:s/>"NGUYÊN",</text:p>
      <text:p text:style-name="P22"><text:s text:c="4"/><text:span text:style-name="T23">"email":</text:span><text:s/>"nguyen@gmail.com",</text:p>
      <text:p text:style-name="P24"><text:s text:c="4"/><text:span text:style-name="T25">"password":</text:span><text:s/>"123456"</text:p>
      <text:p text:style-name="P26">}</text:p>
      <text:p text:style-name="P27"/>
      <text:p text:style-name="P28">Response successful</text:p>
      <text:p text:style-name="P29">{</text:p>
      <text:p text:style-name="P30"><text:s text:c="4"/><text:span text:style-name="T31">"id":</text:span><text:s/>5,</text:p>
      <text:p text:style-name="P32"><text:s text:c="4"/><text:span text:style-name="T33">"fullName":</text:span><text:s/>"NGUYÊN",</text:p>
      <text:p text:style-name="P34"><text:s text:c="4"/><text:span text:style-name="T35">"email":</text:span><text:s/>"nguyen@gmail.com",</text:p>
      <text:p text:style-name="P36"><text:s text:c="4"/><text:span text:style-name="T37">"password":</text:span><text:s/>"123456"</text:p>
      <text:p text:style-name="P38">}</text:p>
      <text:p text:style-name="P39"/>
      <text:p text:style-name="P40">Response failed</text:p>
      <text:p text:style-name="P41">{</text:p>
      <text:p text:style-name="P42"><text:s text:c="4"/><text:span text:style-name="T43">"status":</text:span><text:span text:style-name="T44"><text:s/></text:span>"FORBIDDEN",</text:p>
      <text:p text:style-name="P45"><text:s text:c="4"/><text:span text:style-name="T46">"message":</text:span><text:s/>"Email đã tồn tại"</text:p>
      <text:p text:style-name="P47">}</text:p>
      <text:p text:style-name="P48"/>
      <text:p text:style-name="P49"/>
      <text:p text:style-name="P50">LOGIN</text:p>
      <text:p text:style-name="P51"><text:span text:style-name="T52">POST</text:span><text:s/><text:span text:style-name="T53">/login</text:span></text:p>
      <text:p text:style-name="P54"><text:span text:style-name="T55">Content-Type: application/json</text:span></text:p>
      <text:soft-page-break/>
      <text:p text:style-name="P56">{</text:p>
      <text:p text:style-name="P57"><text:s text:c="4"/><text:span text:style-name="T58">"email":</text:span><text:s/>"nguyen@gmail.com",</text:p>
      <text:p text:style-name="P59"><text:s text:c="4"/><text:span text:style-name="T60">"password":</text:span><text:s/>"123456"</text:p>
      <text:p text:style-name="P61">}</text:p>
      <text:p text:style-name="P62"/>
      <text:p text:style-name="P63">Response successful</text:p>
      <text:p text:style-name="P64">{</text:p>
      <text:p text:style-name="P65"><text:s text:c="4"/><text:span text:style-name="T66">"id":</text:span><text:s/>1,</text:p>
      <text:p text:style-name="P67"><text:s text:c="4"/><text:span text:style-name="T68">"fullName":</text:span><text:s/>"NGUYÊN KT",</text:p>
      <text:p text:style-name="P69"><text:s text:c="4"/><text:span text:style-name="T70">"email":</text:span><text:s/>"nguyen@gmail.com"</text:p>
      <text:p text:style-name="P71"><text:span text:style-name="T72">}</text:span><text:tab/></text:p>
      <text:p text:style-name="P73"/>
      <text:p text:style-name="P74">Response<text:s/>failed</text:p>
      <text:p text:style-name="P75">{</text:p>
      <text:p text:style-name="P76"><text:s text:c="4"/><text:span text:style-name="T77">"status":</text:span><text:span text:style-name="T78"><text:s/></text:span>"UNAUTHORIZED",</text:p>
      <text:p text:style-name="P79"><text:s text:c="4"/><text:span text:style-name="T80">"message":</text:span><text:s/>"Sai tài khoản mật khẩu"</text:p>
      <text:p text:style-name="P81">}</text:p>
      <text:p text:style-name="P82"/>
      <text:p text:style-name="P83"/>
      <text:p text:style-name="P84"/>
      <text:p text:style-name="P85">ADD CONTACT</text:p>
      <text:p text:style-name="P86"><text:span text:style-name="T87">POST</text:span><text:span text:style-name="T88"><text:s/></text:span><text:span text:style-name="T89">contacts/{accountId}</text:span><text:span text:style-name="T90"><text:tab/></text:span></text:p>
      <text:p text:style-name="P91"><text:span text:style-name="T92">Content-Type: application/json</text:span></text:p>
      <text:p text:style-name="P93">{</text:p>
      <text:p text:style-name="P94"><text:s text:c="4"/><text:span text:style-name="T95">"name":</text:span><text:s/>"Han Sara",</text:p>
      <text:p text:style-name="P96"><text:s text:c="4"/><text:span text:style-name="T97">"address":</text:span><text:s/>"Đắk Lắk",</text:p>
      <text:p text:style-name="P98"><text:s text:c="4"/><text:span text:style-name="T99">"photo":</text:span><text:s/>"data:image/png;base64,iVBORw0KGgo...",</text:p>
      <text:p text:style-name="P100"><text:s text:c="4"/><text:span text:style-name="T101">"phones":</text:span><text:s/><text:span text:style-name="T102">[</text:span></text:p>
      <text:p text:style-name="P103"><text:s text:c="8"/><text:span text:style-name="T104">{</text:span></text:p>
      <text:p text:style-name="P105"><text:s text:c="12"/><text:span text:style-name="T106">"phoneNumber":</text:span><text:s/>"999",</text:p>
      <text:p text:style-name="P107"><text:s text:c="12"/><text:span text:style-name="T108">"type":</text:span><text:s/>"personal"</text:p>
      <text:p text:style-name="P109"><text:s text:c="6"/><text:s text:c="2"/><text:span text:style-name="T110">}</text:span>,</text:p>
      <text:p text:style-name="P111"><text:s text:c="8"/><text:span text:style-name="T112">{</text:span></text:p>
      <text:p text:style-name="P113"><text:s text:c="12"/><text:span text:style-name="T114">"phoneNumber":</text:span><text:s/>"888",</text:p>
      <text:p text:style-name="P115"><text:s text:c="12"/><text:span text:style-name="T116">"type":</text:span><text:s/>"company"</text:p>
      <text:soft-page-break/>
      <text:p text:style-name="P117"><text:s text:c="8"/><text:span text:style-name="T118">}</text:span>,</text:p>
      <text:p text:style-name="P119"><text:s text:c="8"/><text:span text:style-name="T120">{</text:span></text:p>
      <text:p text:style-name="P121"><text:s text:c="12"/><text:span text:style-name="T122">"phoneNumber":</text:span><text:s/>"777",</text:p>
      <text:p text:style-name="P123"><text:s text:c="12"/><text:span text:style-name="T124">"type":</text:span><text:s/>"education"</text:p>
      <text:p text:style-name="P125"><text:s text:c="8"/><text:span text:style-name="T126">}</text:span></text:p>
      <text:p text:style-name="P127"><text:s text:c="4"/><text:span text:style-name="T128">]</text:span>,</text:p>
      <text:p text:style-name="P129"><text:s text:c="4"/><text:span text:style-name="T130">"emails":</text:span><text:s/><text:span text:style-name="T131">[</text:span></text:p>
      <text:p text:style-name="P132"><text:s text:c="8"/><text:span text:style-name="T133">{</text:span></text:p>
      <text:p text:style-name="P134"><text:s text:c="12"/><text:span text:style-name="T135">"emailAddress":</text:span><text:s/>"hansara@gmail.com",</text:p>
      <text:p text:style-name="P136"><text:s text:c="12"/><text:span text:style-name="T137">"type":</text:span><text:s/>"personal"</text:p>
      <text:p text:style-name="P138"><text:s text:c="8"/><text:span text:style-name="T139">}</text:span>,</text:p>
      <text:p text:style-name="P140"><text:s text:c="8"/><text:span text:style-name="T141">{</text:span></text:p>
      <text:p text:style-name="P142"><text:s text:c="12"/><text:span text:style-name="T143">"emailAddress":</text:span><text:s/>"hansara@vtn.vn",</text:p>
      <text:p text:style-name="P144"><text:s text:c="12"/><text:span text:style-name="T145">"type":</text:span><text:s/>"company"</text:p>
      <text:p text:style-name="P146"><text:s text:c="8"/><text:span text:style-name="T147">}</text:span></text:p>
      <text:p text:style-name="P148"><text:s text:c="4"/><text:span text:style-name="T149">]</text:span></text:p>
      <text:p text:style-name="P150">}</text:p>
      <text:p text:style-name="P151"/>
      <text:p text:style-name="P152">Response successful</text:p>
      <text:p text:style-name="P153">{</text:p>
      <text:p text:style-name="P154"><text:s text:c="4"/><text:span text:style-name="T155">"id":</text:span><text:s/>4,</text:p>
      <text:p text:style-name="P156"><text:s text:c="4"/><text:span text:style-name="T157">"name":</text:span><text:s/>"Han Sara",</text:p>
      <text:p text:style-name="P158"><text:s text:c="4"/><text:span text:style-name="T159">"address":</text:span><text:s/>"Đắk Lắk",</text:p>
      <text:p text:style-name="P160"><text:s text:c="4"/><text:span text:style-name="T161">"photo":</text:span><text:s/>"http://res.cloudinary.com/dksxh0tqy/image/upload/v1622135859/p8r9fx0xmzcobpuka7kz.png",</text:p>
      <text:p text:style-name="P162"><text:s text:c="4"/><text:span text:style-name="T163">"phones":</text:span><text:s/><text:span text:style-name="T164">[</text:span></text:p>
      <text:p text:style-name="P165"><text:s text:c="8"/><text:span text:style-name="T166">{</text:span></text:p>
      <text:p text:style-name="P167"><text:s text:c="12"/><text:span text:style-name="T168">"phoneNumber":</text:span><text:s/>"999",</text:p>
      <text:p text:style-name="P169"><text:s text:c="12"/><text:span text:style-name="T170">"type":</text:span><text:s/>"personal"</text:p>
      <text:p text:style-name="P171"><text:s text:c="8"/><text:span text:style-name="T172">}</text:span>,</text:p>
      <text:p text:style-name="P173"><text:s text:c="8"/><text:span text:style-name="T174">{</text:span></text:p>
      <text:p text:style-name="P175"><text:s text:c="12"/><text:span text:style-name="T176">"phoneNumber":</text:span><text:s/>"888",</text:p>
      <text:p text:style-name="P177"><text:s text:c="12"/><text:span text:style-name="T178">"type":</text:span><text:s/>"company"</text:p>
      <text:p text:style-name="P179"><text:s text:c="8"/><text:span text:style-name="T180">}</text:span>,</text:p>
      <text:p text:style-name="P181"><text:s text:c="8"/><text:span text:style-name="T182">{</text:span></text:p>
      <text:soft-page-break/>
      <text:p text:style-name="P183"><text:s text:c="12"/><text:span text:style-name="T184">"phoneNumber":</text:span><text:s/>"777",</text:p>
      <text:p text:style-name="P185"><text:s text:c="12"/><text:span text:style-name="T186">"type":</text:span><text:s/>"education"</text:p>
      <text:p text:style-name="P187"><text:s text:c="8"/><text:span text:style-name="T188">}</text:span></text:p>
      <text:p text:style-name="P189"><text:s text:c="4"/><text:span text:style-name="T190">]</text:span>,</text:p>
      <text:p text:style-name="P191"><text:s text:c="4"/><text:span text:style-name="T192">"emails":</text:span><text:s/><text:span text:style-name="T193">[</text:span></text:p>
      <text:p text:style-name="P194"><text:s text:c="8"/><text:span text:style-name="T195">{</text:span></text:p>
      <text:p text:style-name="P196"><text:s text:c="12"/><text:span text:style-name="T197">"emailAddress":</text:span><text:s/>"hansara@gmail.com",</text:p>
      <text:p text:style-name="P198"><text:s text:c="12"/><text:span text:style-name="T199">"type":</text:span><text:s/>"personal"</text:p>
      <text:p text:style-name="P200"><text:s text:c="8"/><text:span text:style-name="T201">}</text:span>,</text:p>
      <text:p text:style-name="P202"><text:s text:c="8"/><text:span text:style-name="T203">{</text:span></text:p>
      <text:p text:style-name="P204"><text:s text:c="12"/><text:span text:style-name="T205">"e</text:span><text:span text:style-name="T206">mailAddress":</text:span><text:s/>"hansara@vtn.vn",</text:p>
      <text:p text:style-name="P207"><text:s text:c="12"/><text:span text:style-name="T208">"type":</text:span><text:s/>"company"</text:p>
      <text:p text:style-name="P209"><text:s text:c="8"/><text:span text:style-name="T210">}</text:span></text:p>
      <text:p text:style-name="P211"><text:s text:c="4"/><text:span text:style-name="T212">]</text:span></text:p>
      <text:p text:style-name="P213">}</text:p>
      <text:p text:style-name="P214"/>
      <text:p text:style-name="P215"/>
      <text:p text:style-name="P216"/>
      <text:p text:style-name="P217">EDIT CONTACT</text:p>
      <text:p text:style-name="P218"><text:span text:style-name="T219">PUT</text:span><text:span text:style-name="T220"><text:s/>/contacts/</text:span><text:span text:style-name="T221">{</text:span><text:span text:style-name="T222">accountId</text:span><text:span text:style-name="T223">}</text:span><text:span text:style-name="T224">/</text:span><text:span text:style-name="T225">{</text:span><text:span text:style-name="T226">id</text:span><text:span text:style-name="T227">}</text:span></text:p>
      <text:p text:style-name="P228"><text:span text:style-name="T229">Content-Type: application/json</text:span></text:p>
      <text:p text:style-name="P230">{</text:p>
      <text:p text:style-name="P231"><text:s text:c="4"/><text:span text:style-name="T232">"name":</text:span><text:s/>"Han Sara",</text:p>
      <text:p text:style-name="P233"><text:s text:c="4"/><text:span text:style-name="T234">"address":</text:span><text:s/>"Hàn Quốc",</text:p>
      <text:p text:style-name="P235"><text:s text:c="4"/><text:span text:style-name="T236">"photo":</text:span><text:s/>"",</text:p>
      <text:p text:style-name="P237"><text:s text:c="4"/><text:span text:style-name="T238">"phones":</text:span><text:s/><text:span text:style-name="T239">[</text:span></text:p>
      <text:p text:style-name="P240"><text:s text:c="8"/><text:span text:style-name="T241">{</text:span></text:p>
      <text:p text:style-name="P242"><text:s text:c="12"/><text:span text:style-name="T243">"phoneNumber":</text:span><text:s/>"99999999",</text:p>
      <text:p text:style-name="P244"><text:s text:c="12"/><text:span text:style-name="T245">"type":</text:span><text:s/>"company"</text:p>
      <text:p text:style-name="P246"><text:s text:c="8"/><text:span text:style-name="T247">}</text:span></text:p>
      <text:p text:style-name="P248"><text:s text:c="4"/><text:span text:style-name="T249">]</text:span>,</text:p>
      <text:p text:style-name="P250"><text:s text:c="4"/><text:span text:style-name="T251">"emails":</text:span><text:s/><text:span text:style-name="T252">[</text:span></text:p>
      <text:p text:style-name="P253"><text:s text:c="8"/><text:span text:style-name="T254">{</text:span></text:p>
      <text:p text:style-name="P255"><text:s text:c="12"/><text:span text:style-name="T256">"emailAddress":</text:span><text:s/>"hansara@gmail.com",</text:p>
      <text:p text:style-name="P257"><text:s text:c="12"/><text:span text:style-name="T258">"type":</text:span><text:s/>"personal"</text:p>
      <text:soft-page-break/>
      <text:p text:style-name="P259"><text:s text:c="8"/><text:span text:style-name="T260">}</text:span>,</text:p>
      <text:p text:style-name="P261"><text:s text:c="8"/><text:span text:style-name="T262">{</text:span></text:p>
      <text:p text:style-name="P263"><text:s text:c="12"/><text:span text:style-name="T264">"emailAddress":</text:span><text:s/>"han@vtv.vn",</text:p>
      <text:p text:style-name="P265"><text:s text:c="12"/><text:span text:style-name="T266">"type":</text:span><text:s/>"company"</text:p>
      <text:p text:style-name="P267"><text:s text:c="8"/><text:span text:style-name="T268">}</text:span></text:p>
      <text:p text:style-name="P269"><text:s text:c="4"/><text:span text:style-name="T270">]</text:span></text:p>
      <text:p text:style-name="P271">}</text:p>
      <text:p text:style-name="P272"/>
      <text:p text:style-name="P273">response successful</text:p>
      <text:p text:style-name="P274">{</text:p>
      <text:p text:style-name="P275"><text:s text:c="4"/><text:span text:style-name="T276">"id":</text:span><text:s/>4,</text:p>
      <text:p text:style-name="P277"><text:s text:c="4"/><text:span text:style-name="T278">"name":</text:span><text:s/>"Han Sara",</text:p>
      <text:p text:style-name="P279"><text:s text:c="4"/><text:span text:style-name="T280">"address":</text:span><text:s/>"Hàn Quốc",</text:p>
      <text:p text:style-name="P281"><text:s text:c="4"/><text:span text:style-name="T282">"photo":</text:span><text:s/>"http://res.cloudinary.com/dksxh0tqy/image/upload/v1622135859/p8r9fx0xmzcobpuka7kz.png",</text:p>
      <text:p text:style-name="P283"><text:s text:c="4"/><text:span text:style-name="T284">"phones":</text:span><text:s/><text:span text:style-name="T285">[</text:span></text:p>
      <text:p text:style-name="P286"><text:s text:c="8"/><text:span text:style-name="T287">{</text:span></text:p>
      <text:p text:style-name="P288"><text:s text:c="12"/><text:span text:style-name="T289">"phoneNumber":</text:span><text:s/>"99999999",</text:p>
      <text:p text:style-name="P290"><text:s text:c="12"/><text:span text:style-name="T291">"type":</text:span><text:s/>"company"</text:p>
      <text:p text:style-name="P292"><text:s text:c="8"/><text:span text:style-name="T293">}</text:span></text:p>
      <text:p text:style-name="P294"><text:s text:c="4"/><text:span text:style-name="T295">]</text:span>,</text:p>
      <text:p text:style-name="P296"><text:s text:c="4"/><text:span text:style-name="T297">"emails":</text:span><text:s/><text:span text:style-name="T298">[</text:span></text:p>
      <text:p text:style-name="P299"><text:s text:c="8"/><text:span text:style-name="T300">{</text:span></text:p>
      <text:p text:style-name="P301"><text:s text:c="12"/><text:span text:style-name="T302">"emailAddress":</text:span><text:s/>"hansara@gmail.com",</text:p>
      <text:p text:style-name="P303"><text:s text:c="12"/><text:span text:style-name="T304">"type":</text:span><text:s/>"personal"</text:p>
      <text:p text:style-name="P305"><text:s text:c="8"/><text:span text:style-name="T306">}</text:span>,</text:p>
      <text:p text:style-name="P307"><text:s text:c="8"/><text:span text:style-name="T308">{</text:span></text:p>
      <text:p text:style-name="P309"><text:s text:c="12"/><text:span text:style-name="T310">"emailAddress":</text:span><text:s/>"han@vtv.vn",</text:p>
      <text:p text:style-name="P311"><text:s text:c="12"/><text:span text:style-name="T312">"type":</text:span><text:s/>"company"</text:p>
      <text:p text:style-name="P313"><text:s text:c="8"/><text:span text:style-name="T314">}</text:span></text:p>
      <text:p text:style-name="P315"><text:s text:c="4"/><text:span text:style-name="T316">]</text:span></text:p>
      <text:p text:style-name="P317">}</text:p>
      <text:p text:style-name="P318"/>
      <text:p text:style-name="P319"/>
      <text:p text:style-name="P320"/>
      <text:soft-page-break/>
      <text:p text:style-name="P321"><text:span text:style-name="T322">GET CONTACTS</text:span><text:span text:style-name="T323"><text:s/></text:span>(@RequestParam(name = “accountId”))</text:p>
      <text:p text:style-name="P324"><text:span text:style-name="T325">GET</text:span><text:span text:style-name="T326"><text:s/>/contacts</text:span></text:p>
      <text:p text:style-name="P327"><text:span text:style-name="T328">(example url:<text:s/></text:span><text:a xlink:href="http://localhost:8080/api/contacts?accountId=1" office:target-frame-name="_top" xlink:show="replace"><text:span text:style-name="T329">http://localhost:8080/api/contacts?accountId=1</text:span></text:a><text:span text:style-name="T330">)</text:span></text:p>
      <text:p text:style-name="P331"><text:span text:style-name="T332">R</text:span><text:span text:style-name="T333">esponse successful</text:span></text:p>
      <text:p text:style-name="P334">[</text:p>
      <text:p text:style-name="P335"><text:s text:c="4"/><text:span text:style-name="T336">{</text:span></text:p>
      <text:p text:style-name="P337"><text:s text:c="8"/><text:span text:style-name="T338">"id":</text:span><text:s/>2,</text:p>
      <text:p text:style-name="P339"><text:s text:c="8"/><text:span text:style-name="T340">"name":</text:span><text:s/>"Nguyen",</text:p>
      <text:p text:style-name="P341"><text:s text:c="8"/><text:span text:style-name="T342">"address":</text:span><text:s/>"Daklak",</text:p>
      <text:p text:style-name="P343"><text:s text:c="8"/><text:span text:style-name="T344">"photo":</text:span><text:s/>"http://res.cloudinary.com/dksxh0tqy/image/upload/v1622133143/pxf4rqi1tylgvaagatix.png",</text:p>
      <text:p text:style-name="P345"><text:s text:c="8"/><text:span text:style-name="T346">"phones":</text:span><text:s/><text:span text:style-name="T347">[</text:span></text:p>
      <text:p text:style-name="P348"><text:s text:c="12"/><text:span text:style-name="T349">{</text:span></text:p>
      <text:p text:style-name="P350"><text:s text:c="16"/><text:span text:style-name="T351">"phoneNumber":</text:span><text:s/>"123",</text:p>
      <text:p text:style-name="P352"><text:s text:c="16"/><text:span text:style-name="T353">"type":</text:span><text:s/>"personal"</text:p>
      <text:p text:style-name="P354"><text:s text:c="12"/><text:span text:style-name="T355">}</text:span></text:p>
      <text:p text:style-name="P356"><text:s text:c="8"/><text:span text:style-name="T357">]</text:span>,</text:p>
      <text:p text:style-name="P358"><text:s text:c="8"/><text:span text:style-name="T359">"emails":</text:span><text:s/><text:span text:style-name="T360">[</text:span></text:p>
      <text:p text:style-name="P361"><text:s text:c="12"/><text:span text:style-name="T362">{</text:span></text:p>
      <text:p text:style-name="P363"><text:s text:c="16"/><text:span text:style-name="T364">"emailAddress":</text:span><text:s/>"nguyen@gmail.com",</text:p>
      <text:p text:style-name="P365"><text:s text:c="16"/><text:span text:style-name="T366">"type":</text:span><text:s/>"personal"</text:p>
      <text:p text:style-name="P367"><text:s text:c="12"/><text:span text:style-name="T368">}</text:span></text:p>
      <text:p text:style-name="P369"><text:s text:c="8"/><text:span text:style-name="T370">]</text:span></text:p>
      <text:p text:style-name="P371"><text:s text:c="4"/><text:span text:style-name="T372">}</text:span>,</text:p>
      <text:p text:style-name="P373"><text:s text:c="4"/><text:span text:style-name="T374">{</text:span></text:p>
      <text:p text:style-name="P375"><text:s text:c="8"/><text:span text:style-name="T376">"id":</text:span><text:s/>4,</text:p>
      <text:p text:style-name="P377"><text:s text:c="8"/><text:span text:style-name="T378">"name":</text:span><text:s/>"Han Sara",</text:p>
      <text:p text:style-name="P379"><text:s text:c="8"/><text:span text:style-name="T380">"address":</text:span><text:s/>"Hàn Quốc",</text:p>
      <text:p text:style-name="P381"><text:s text:c="8"/><text:span text:style-name="T382">"photo":</text:span><text:s/>"http://res.cloudinary.com/dksxh0tqy/image/upload/v1622135859/p8r9fx0xmzcobpuka7kz.png",</text:p>
      <text:p text:style-name="P383"><text:s text:c="8"/><text:span text:style-name="T384">"phones":</text:span><text:s/><text:span text:style-name="T385">[</text:span></text:p>
      <text:p text:style-name="P386"><text:s text:c="12"/><text:span text:style-name="T387">{</text:span></text:p>
      <text:p text:style-name="P388"><text:s text:c="16"/><text:span text:style-name="T389">"phoneNumber":</text:span><text:s/>"99999999",</text:p>
      <text:p text:style-name="P390"><text:s text:c="16"/><text:span text:style-name="T391">"type":</text:span><text:s/>"company"</text:p>
      <text:p text:style-name="P392"><text:s text:c="12"/><text:span text:style-name="T393">}</text:span></text:p>
      <text:soft-page-break/>
      <text:p text:style-name="P394"><text:s text:c="8"/><text:span text:style-name="T395">]</text:span>,</text:p>
      <text:p text:style-name="P396"><text:s text:c="8"/><text:span text:style-name="T397">"emails":</text:span><text:s/><text:span text:style-name="T398">[</text:span></text:p>
      <text:p text:style-name="P399"><text:s text:c="12"/><text:span text:style-name="T400">{</text:span></text:p>
      <text:p text:style-name="P401"><text:s text:c="16"/><text:span text:style-name="T402">"emailAddress":</text:span><text:s/>"hansara@gmail.com",</text:p>
      <text:p text:style-name="P403"><text:s text:c="16"/><text:span text:style-name="T404">"type":</text:span><text:s/>"personal"</text:p>
      <text:p text:style-name="P405"><text:s text:c="12"/><text:span text:style-name="T406">}</text:span>,</text:p>
      <text:p text:style-name="P407"><text:s text:c="12"/><text:span text:style-name="T408">{</text:span></text:p>
      <text:p text:style-name="P409"><text:s text:c="16"/><text:span text:style-name="T410">"emailAddress":</text:span><text:s/>"han@vtv.vn",</text:p>
      <text:p text:style-name="P411"><text:s text:c="16"/><text:span text:style-name="T412">"type":</text:span><text:s/>"company"</text:p>
      <text:p text:style-name="P413"><text:s text:c="12"/><text:span text:style-name="T414">}</text:span></text:p>
      <text:p text:style-name="P415"><text:s text:c="8"/><text:span text:style-name="T416">]</text:span></text:p>
      <text:p text:style-name="P417"><text:s text:c="4"/><text:span text:style-name="T418">}</text:span></text:p>
      <text:p text:style-name="P419">]</text:p>
      <text:p text:style-name="P420"/>
      <text:p text:style-name="P421"/>
      <text:p text:style-name="P422"/>
      <text:p text:style-name="P423">GET CONTACT</text:p>
      <text:p text:style-name="P424"><text:span text:style-name="T425">GET</text:span><text:span text:style-name="T426"><text:s/>/contacts/</text:span><text:span text:style-name="T427">{</text:span><text:span text:style-name="T428">id</text:span><text:span text:style-name="T429">}</text:span></text:p>
      <text:p text:style-name="P430">response successful</text:p>
      <text:p text:style-name="P431">{</text:p>
      <text:p text:style-name="P432"><text:s text:c="4"/><text:span text:style-name="T433">"id":</text:span><text:s/>2,</text:p>
      <text:p text:style-name="P434"><text:s text:c="4"/><text:span text:style-name="T435">"name":</text:span><text:s/>"Nguyen",</text:p>
      <text:p text:style-name="P436"><text:s text:c="4"/><text:span text:style-name="T437">"address":</text:span><text:s/>"Daklak",</text:p>
      <text:p text:style-name="P438"><text:s text:c="4"/><text:span text:style-name="T439">"photo":</text:span><text:s/>"http://res.cloudinary.com/dksxh0tqy/image/upload/v1622133143/pxf4rqi1tylgvaagatix.png",</text:p>
      <text:p text:style-name="P440"><text:s text:c="4"/><text:span text:style-name="T441">"phones":</text:span><text:s/><text:span text:style-name="T442">[</text:span></text:p>
      <text:p text:style-name="P443"><text:s text:c="8"/><text:span text:style-name="T444">{</text:span></text:p>
      <text:p text:style-name="P445"><text:s text:c="12"/><text:span text:style-name="T446">"phoneNumber":</text:span><text:s/>"123",</text:p>
      <text:p text:style-name="P447"><text:s text:c="12"/><text:span text:style-name="T448">"type":</text:span><text:s/>"personal"</text:p>
      <text:p text:style-name="P449"><text:s text:c="8"/><text:span text:style-name="T450">}</text:span></text:p>
      <text:p text:style-name="P451"><text:s text:c="4"/><text:span text:style-name="T452">]</text:span>,</text:p>
      <text:p text:style-name="P453"><text:s text:c="4"/><text:span text:style-name="T454">"emails":</text:span><text:s/><text:span text:style-name="T455">[</text:span></text:p>
      <text:p text:style-name="P456"><text:s text:c="8"/><text:span text:style-name="T457">{</text:span></text:p>
      <text:p text:style-name="P458"><text:s text:c="12"/><text:span text:style-name="T459">"emailAddress":</text:span><text:s/>"nguyen@gmail.com",</text:p>
      <text:p text:style-name="P460"><text:s text:c="12"/><text:span text:style-name="T461">"type":</text:span><text:s/>"personal"</text:p>
      <text:soft-page-break/>
      <text:p text:style-name="P462"><text:s text:c="8"/><text:span text:style-name="T463">}</text:span></text:p>
      <text:p text:style-name="P464"><text:s text:c="4"/><text:span text:style-name="T465">]</text:span></text:p>
      <text:p text:style-name="P466">}</text:p>
      <text:p text:style-name="P467"/>
      <text:p text:style-name="P468">response not found</text:p>
      <text:p text:style-name="P469">{</text:p>
      <text:p text:style-name="P470"><text:s text:c="4"/><text:span text:style-name="T471">"status":</text:span><text:span text:style-name="T472"><text:s/></text:span>"NOT_FOUND",</text:p>
      <text:p text:style-name="P473"><text:s text:c="4"/><text:span text:style-name="T474">"message":</text:span><text:s/>"Không tìm thấy contact có id=1"</text:p>
      <text:p text:style-name="P475"><text:span text:style-name="T476">}</text:span><text:tab/></text:p>
      <text:p text:style-name="P477"/>
      <text:p text:style-name="P478"/>
      <text:p text:style-name="P479"/>
      <text:p text:style-name="P480">DELETE CONTACT</text:p>
      <text:p text:style-name="P481"><text:span text:style-name="T482">DELETE</text:span><text:span text:style-name="T483"><text:s/>/contacts/</text:span><text:span text:style-name="T484">{</text:span><text:span text:style-name="T485">id</text:span><text:span text:style-name="T486">}</text:span></text:p>
      <text:p text:style-name="P4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uấn Trương Quốc</dc:creator>
    <meta:creation-date>2021-05-27T17:29:00Z</meta:creation-date>
    <dc:date>2021-07-16T00:54:00Z</dc:date>
    <meta:template xlink:href="Normal.dotm" xlink:type="simple"/>
    <meta:editing-cycles>19</meta:editing-cycles>
    <meta:editing-duration>PT8640S</meta:editing-duration>
    <meta:document-statistic meta:page-count="8" meta:paragraph-count="10" meta:word-count="766" meta:character-count="5126" meta:row-count="36" meta:non-whitespace-character-count="4370"/>
  </office:meta>
</office:document-meta>
</file>